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ourier New1" svg:font-family="'Courier New'"/>
    <style:font-face style:name="Times New Roman1" svg:font-family="'Times New Roman'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2f2f2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f2f2f2"/>
    </style:style>
    <style:style style:name="T1" style:family="text">
      <style:text-properties fo:color="#000000" style:font-name="Cambria1" fo:font-size="12pt" style:font-size-asian="12pt" style:font-name-complex="Cambria1" style:font-size-complex="12pt"/>
    </style:style>
    <style:style style:name="T2" style:family="text">
      <style:text-properties fo:color="#000000" style:font-name="Cambria1" fo:font-size="11.1000003814697pt" style:font-size-asian="11.1000003814697pt" style:font-name-complex="Cambria1" style:font-size-complex="11.1000003814697pt"/>
    </style:style>
    <style:style style:name="T3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4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5" style:family="text">
      <style:text-properties fo:color="#333333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6" style:family="text">
      <style:text-properties fo:color="#333333" style:font-name="Times New Roman1" fo:font-size="10pt" style:font-size-asian="10pt" style:font-name-complex="Times New Roman1" style:font-size-complex="10pt"/>
    </style:style>
    <style:style style:name="T7" style:family="text">
      <style:text-properties fo:color="#000000" style:font-name="Courier New1" fo:font-size="16pt" style:font-size-asian="16pt" style:font-name-complex="Courier New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28cm" svg:height="0.497cm" svg:x="13.922cm" svg:y="1.279cm">
          <draw:text-box>
            <text:p text:style-name="P1"><text:span text:style-name="T1">Created By Aakash Padhiyar </text:span></text:p>
          </draw:text-box>
        </draw:frame>
        <draw:frame draw:style-name="gr2" draw:text-style-name="P3" draw:layer="layout" svg:width="0.388cm" svg:height="0.454cm" svg:x="2.541cm" svg:y="1.7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28cm" svg:height="0.497cm" svg:x="13.922cm" svg:y="26.188cm">
          <draw:text-box>
            <text:p text:style-name="P1"><text:span text:style-name="T1">Created By <text:s/>Aakash Padhiyar</text:span></text:p>
          </draw:text-box>
        </draw:frame>
        <draw:frame draw:style-name="gr3" draw:text-style-name="P4" draw:layer="layout" svg:width="6.991cm" svg:height="0.704cm" svg:x="2.541cm" svg:y="2.563cm">
          <draw:text-box>
            <text:p text:style-name="P1"><text:span text:style-name="T3">List of NumPy Datatypes </text:span></text:p>
          </draw:text-box>
        </draw:frame>
        <draw:polygon draw:style-name="gr4" draw:text-style-name="P5" draw:layer="layout" svg:width="5.602cm" svg:height="0.027cm" svg:x="2.417cm" svg:y="3.937cm" svg:viewBox="0 0 5603 28" draw:points="0,28 5603,28 5603,0 0,0">
          <text:p/>
        </draw:polygon>
        <draw:polygon draw:style-name="gr4" draw:text-style-name="P5" draw:layer="layout" svg:width="0.123cm" svg:height="0.821cm" svg:x="2.417cm" svg:y="3.963cm" svg:viewBox="0 0 124 822" draw:points="0,822 124,822 124,0 0,0">
          <text:p/>
        </draw:polygon>
        <draw:polygon draw:style-name="gr4" draw:text-style-name="P5" draw:layer="layout" svg:width="0.203cm" svg:height="0.821cm" svg:x="7.816cm" svg:y="3.963cm" svg:viewBox="0 0 204 822" draw:points="0,822 204,822 204,0 0,0">
          <text:p/>
        </draw:polygon>
        <draw:polygon draw:style-name="gr4" draw:text-style-name="P5" draw:layer="layout" svg:width="5.602cm" svg:height="0.025cm" svg:x="2.417cm" svg:y="4.784cm" svg:viewBox="0 0 5603 26" draw:points="0,26 5603,26 5603,0 0,0">
          <text:p/>
        </draw:polygon>
        <draw:polygon draw:style-name="gr4" draw:text-style-name="P5" draw:layer="layout" svg:width="5.276cm" svg:height="0.821cm" svg:x="2.54cm" svg:y="3.963cm" svg:viewBox="0 0 5277 822" draw:points="0,822 5277,822 5277,0 0,0">
          <text:p/>
        </draw:polygon>
        <draw:frame draw:style-name="gr5" draw:text-style-name="P6" draw:layer="layout" svg:width="0.562cm" svg:height="0.628cm" svg:x="2.541cm" svg:y="3.279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5.602cm" svg:height="0.027cm" svg:x="8.036cm" svg:y="3.937cm" svg:viewBox="0 0 5603 28" draw:points="0,28 5603,28 5603,0 0,0">
          <text:p/>
        </draw:polygon>
        <draw:polygon draw:style-name="gr4" draw:text-style-name="P5" draw:layer="layout" svg:width="0.123cm" svg:height="0.821cm" svg:x="8.036cm" svg:y="3.963cm" svg:viewBox="0 0 124 822" draw:points="0,822 124,822 124,0 0,0">
          <text:p/>
        </draw:polygon>
        <draw:polygon draw:style-name="gr4" draw:text-style-name="P5" draw:layer="layout" svg:width="0.204cm" svg:height="0.821cm" svg:x="13.434cm" svg:y="3.963cm" svg:viewBox="0 0 205 822" draw:points="0,822 205,822 205,0 0,0">
          <text:p/>
        </draw:polygon>
        <draw:polygon draw:style-name="gr4" draw:text-style-name="P5" draw:layer="layout" svg:width="5.602cm" svg:height="0.025cm" svg:x="8.036cm" svg:y="4.784cm" svg:viewBox="0 0 5603 26" draw:points="0,26 5603,26 5603,0 0,0">
          <text:p/>
        </draw:polygon>
        <draw:polygon draw:style-name="gr4" draw:text-style-name="P5" draw:layer="layout" svg:width="5.275cm" svg:height="0.821cm" svg:x="8.159cm" svg:y="3.963cm" svg:viewBox="0 0 5276 822" draw:points="0,822 5276,822 5276,0 0,0">
          <text:p/>
        </draw:polygon>
        <draw:frame draw:style-name="gr6" draw:text-style-name="P7" draw:layer="layout" svg:width="2.915cm" svg:height="0.547cm" svg:x="3.785cm" svg:y="3.975cm">
          <draw:text-box>
            <text:p text:style-name="P1"><text:span text:style-name="T5">NumPy Type </text:span></text:p>
          </draw:text-box>
        </draw:frame>
        <draw:polygon draw:style-name="gr4" draw:text-style-name="P5" draw:layer="layout" svg:width="5.602cm" svg:height="0.027cm" svg:x="13.654cm" svg:y="3.937cm" svg:viewBox="0 0 5603 28" draw:points="0,28 5603,28 5603,0 0,0">
          <text:p/>
        </draw:polygon>
        <draw:polygon draw:style-name="gr4" draw:text-style-name="P5" draw:layer="layout" svg:width="0.123cm" svg:height="0.821cm" svg:x="13.654cm" svg:y="3.963cm" svg:viewBox="0 0 124 822" draw:points="0,822 124,822 124,0 0,0">
          <text:p/>
        </draw:polygon>
        <draw:polygon draw:style-name="gr4" draw:text-style-name="P5" draw:layer="layout" svg:width="0.203cm" svg:height="0.821cm" svg:x="19.053cm" svg:y="3.963cm" svg:viewBox="0 0 204 822" draw:points="0,822 204,822 204,0 0,0">
          <text:p/>
        </draw:polygon>
        <draw:polygon draw:style-name="gr4" draw:text-style-name="P5" draw:layer="layout" svg:width="5.602cm" svg:height="0.025cm" svg:x="13.654cm" svg:y="4.784cm" svg:viewBox="0 0 5603 26" draw:points="0,26 5603,26 5603,0 0,0">
          <text:p/>
        </draw:polygon>
        <draw:polygon draw:style-name="gr4" draw:text-style-name="P5" draw:layer="layout" svg:width="5.276cm" svg:height="0.821cm" svg:x="13.777cm" svg:y="3.963cm" svg:viewBox="0 0 5277 822" draw:points="0,822 5277,822 5277,0 0,0">
          <text:p/>
        </draw:polygon>
        <draw:frame draw:style-name="gr6" draw:text-style-name="P7" draw:layer="layout" svg:width="1.678cm" svg:height="0.547cm" svg:x="10.022cm" svg:y="3.975cm">
          <draw:text-box>
            <text:p text:style-name="P1"><text:span text:style-name="T5">C Type </text:span></text:p>
          </draw:text-box>
        </draw:frame>
        <draw:polygon draw:style-name="gr7" draw:text-style-name="P8" draw:layer="layout" svg:width="0.017cm" svg:height="0.043cm" svg:x="2.4cm" svg:y="3.92cm" svg:viewBox="0 0 18 44" draw:points="0,44 18,44 18,0 0,0">
          <text:p/>
        </draw:polygon>
        <draw:polygon draw:style-name="gr7" draw:text-style-name="P8" draw:layer="layout" svg:width="0.017cm" svg:height="0.017cm" svg:x="2.4cm" svg:y="3.92cm" svg:viewBox="0 0 18 18" draw:points="0,18 18,18 18,0 0,0">
          <text:p/>
        </draw:polygon>
        <draw:polygon draw:style-name="gr7" draw:text-style-name="P8" draw:layer="layout" svg:width="5.602cm" svg:height="0.017cm" svg:x="2.417cm" svg:y="3.92cm" svg:viewBox="0 0 5603 18" draw:points="0,18 5603,18 5603,0 0,0">
          <text:p/>
        </draw:polygon>
        <draw:polygon draw:style-name="gr4" draw:text-style-name="P5" draw:layer="layout" svg:width="5.602cm" svg:height="0.027cm" svg:x="2.417cm" svg:y="3.937cm" svg:viewBox="0 0 5603 28" draw:points="0,28 5603,28 5603,0 0,0">
          <text:p/>
        </draw:polygon>
        <draw:polygon draw:style-name="gr7" draw:text-style-name="P8" draw:layer="layout" svg:width="0.017cm" svg:height="0.027cm" svg:x="8.019cm" svg:y="3.937cm" svg:viewBox="0 0 18 28" draw:points="0,28 18,28 18,0 0,0">
          <text:p/>
        </draw:polygon>
        <draw:polygon draw:style-name="gr7" draw:text-style-name="P8" draw:layer="layout" svg:width="0.017cm" svg:height="0.017cm" svg:x="8.019cm" svg:y="3.92cm" svg:viewBox="0 0 18 18" draw:points="0,18 18,18 18,0 0,0">
          <text:p/>
        </draw:polygon>
        <draw:polygon draw:style-name="gr7" draw:text-style-name="P8" draw:layer="layout" svg:width="5.602cm" svg:height="0.017cm" svg:x="8.036cm" svg:y="3.92cm" svg:viewBox="0 0 5603 18" draw:points="0,18 5603,18 5603,0 0,0">
          <text:p/>
        </draw:polygon>
        <draw:polygon draw:style-name="gr4" draw:text-style-name="P5" draw:layer="layout" svg:width="5.602cm" svg:height="0.027cm" svg:x="8.036cm" svg:y="3.937cm" svg:viewBox="0 0 5603 28" draw:points="0,28 5603,28 5603,0 0,0">
          <text:p/>
        </draw:polygon>
        <draw:polygon draw:style-name="gr7" draw:text-style-name="P8" draw:layer="layout" svg:width="0.016cm" svg:height="0.027cm" svg:x="13.638cm" svg:y="3.937cm" svg:viewBox="0 0 17 28" draw:points="0,28 17,28 17,0 0,0">
          <text:p/>
        </draw:polygon>
        <draw:polygon draw:style-name="gr7" draw:text-style-name="P8" draw:layer="layout" svg:width="0.016cm" svg:height="0.017cm" svg:x="13.638cm" svg:y="3.92cm" svg:viewBox="0 0 17 18" draw:points="0,18 17,18 17,0 0,0">
          <text:p/>
        </draw:polygon>
        <draw:polygon draw:style-name="gr7" draw:text-style-name="P8" draw:layer="layout" svg:width="5.602cm" svg:height="0.017cm" svg:x="13.654cm" svg:y="3.92cm" svg:viewBox="0 0 5603 18" draw:points="0,18 5603,18 5603,0 0,0">
          <text:p/>
        </draw:polygon>
        <draw:polygon draw:style-name="gr4" draw:text-style-name="P5" draw:layer="layout" svg:width="5.602cm" svg:height="0.027cm" svg:x="13.654cm" svg:y="3.937cm" svg:viewBox="0 0 5603 28" draw:points="0,28 5603,28 5603,0 0,0">
          <text:p/>
        </draw:polygon>
        <draw:polygon draw:style-name="gr7" draw:text-style-name="P8" draw:layer="layout" svg:width="0.017cm" svg:height="0.043cm" svg:x="19.256cm" svg:y="3.92cm" svg:viewBox="0 0 18 44" draw:points="0,44 18,44 18,0 0,0">
          <text:p/>
        </draw:polygon>
        <draw:polygon draw:style-name="gr7" draw:text-style-name="P8" draw:layer="layout" svg:width="0.017cm" svg:height="0.017cm" svg:x="19.256cm" svg:y="3.92cm" svg:viewBox="0 0 18 18" draw:points="0,18 18,18 18,0 0,0">
          <text:p/>
        </draw:polygon>
        <draw:polygon draw:style-name="gr4" draw:text-style-name="P5" draw:layer="layout" svg:width="5.62cm" svg:height="0.025cm" svg:x="2.408cm" svg:y="4.784cm" svg:viewBox="0 0 5621 26" draw:points="0,26 5621,26 5621,0 0,0">
          <text:p/>
        </draw:polygon>
        <draw:polygon draw:style-name="gr7" draw:text-style-name="P8" draw:layer="layout" svg:width="0.017cm" svg:height="0.846cm" svg:x="2.4cm" svg:y="3.963cm" svg:viewBox="0 0 18 847" draw:points="0,847 18,847 18,0 0,0">
          <text:p/>
        </draw:polygon>
        <draw:polygon draw:style-name="gr4" draw:text-style-name="P5" draw:layer="layout" svg:width="5.618cm" svg:height="0.025cm" svg:x="8.028cm" svg:y="4.784cm" svg:viewBox="0 0 5619 26" draw:points="0,26 5619,26 5619,0 0,0">
          <text:p/>
        </draw:polygon>
        <draw:polygon draw:style-name="gr7" draw:text-style-name="P8" draw:layer="layout" svg:width="0.017cm" svg:height="0.846cm" svg:x="8.019cm" svg:y="3.963cm" svg:viewBox="0 0 18 847" draw:points="0,847 18,847 18,0 0,0">
          <text:p/>
        </draw:polygon>
        <draw:polygon draw:style-name="gr4" draw:text-style-name="P5" draw:layer="layout" svg:width="5.618cm" svg:height="0.025cm" svg:x="13.646cm" svg:y="4.784cm" svg:viewBox="0 0 5619 26" draw:points="0,26 5619,26 5619,0 0,0">
          <text:p/>
        </draw:polygon>
        <draw:polygon draw:style-name="gr7" draw:text-style-name="P8" draw:layer="layout" svg:width="0.016cm" svg:height="0.846cm" svg:x="13.638cm" svg:y="3.963cm" svg:viewBox="0 0 17 847" draw:points="0,847 17,847 17,0 0,0">
          <text:p/>
        </draw:polygon>
        <draw:polygon draw:style-name="gr7" draw:text-style-name="P8" draw:layer="layout" svg:width="0.017cm" svg:height="0.846cm" svg:x="19.256cm" svg:y="3.963cm" svg:viewBox="0 0 18 847" draw:points="0,847 18,847 18,0 0,0">
          <text:p/>
        </draw:polygon>
        <draw:polygon draw:style-name="gr4" draw:text-style-name="P5" draw:layer="layout" svg:width="5.602cm" svg:height="0.026cm" svg:x="2.417cm" svg:y="4.83cm" svg:viewBox="0 0 5603 27" draw:points="0,27 5603,27 5603,0 0,0">
          <text:p/>
        </draw:polygon>
        <draw:polygon draw:style-name="gr4" draw:text-style-name="P5" draw:layer="layout" svg:width="0.123cm" svg:height="0.656cm" svg:x="2.417cm" svg:y="4.856cm" svg:viewBox="0 0 124 657" draw:points="0,657 124,657 124,0 0,0">
          <text:p/>
        </draw:polygon>
        <draw:polygon draw:style-name="gr4" draw:text-style-name="P5" draw:layer="layout" svg:width="0.203cm" svg:height="0.656cm" svg:x="7.816cm" svg:y="4.856cm" svg:viewBox="0 0 204 657" draw:points="0,657 204,657 204,0 0,0">
          <text:p/>
        </draw:polygon>
        <draw:polygon draw:style-name="gr4" draw:text-style-name="P5" draw:layer="layout" svg:width="5.602cm" svg:height="0.025cm" svg:x="2.417cm" svg:y="5.512cm" svg:viewBox="0 0 5603 26" draw:points="0,26 5603,26 5603,0 0,0">
          <text:p/>
        </draw:polygon>
        <draw:polygon draw:style-name="gr4" draw:text-style-name="P5" draw:layer="layout" svg:width="5.276cm" svg:height="0.656cm" svg:x="2.54cm" svg:y="4.856cm" svg:viewBox="0 0 5277 657" draw:points="0,657 5277,657 5277,0 0,0">
          <text:p/>
        </draw:polygon>
        <draw:frame draw:style-name="gr6" draw:text-style-name="P7" draw:layer="layout" svg:width="2.58cm" svg:height="0.547cm" svg:x="15.192cm" svg:y="3.975cm">
          <draw:text-box>
            <text:p text:style-name="P1"><text:span text:style-name="T5">Description </text:span></text:p>
          </draw:text-box>
        </draw:frame>
        <draw:polygon draw:style-name="gr4" draw:text-style-name="P5" draw:layer="layout" svg:width="5.602cm" svg:height="0.026cm" svg:x="8.036cm" svg:y="4.83cm" svg:viewBox="0 0 5603 27" draw:points="0,27 5603,27 5603,0 0,0">
          <text:p/>
        </draw:polygon>
        <draw:polygon draw:style-name="gr4" draw:text-style-name="P5" draw:layer="layout" svg:width="0.123cm" svg:height="0.656cm" svg:x="8.036cm" svg:y="4.856cm" svg:viewBox="0 0 124 657" draw:points="0,657 124,657 124,0 0,0">
          <text:p/>
        </draw:polygon>
        <draw:polygon draw:style-name="gr4" draw:text-style-name="P5" draw:layer="layout" svg:width="0.204cm" svg:height="0.656cm" svg:x="13.434cm" svg:y="4.856cm" svg:viewBox="0 0 205 657" draw:points="0,657 205,657 205,0 0,0">
          <text:p/>
        </draw:polygon>
        <draw:polygon draw:style-name="gr4" draw:text-style-name="P5" draw:layer="layout" svg:width="5.602cm" svg:height="0.025cm" svg:x="8.036cm" svg:y="5.512cm" svg:viewBox="0 0 5603 26" draw:points="0,26 5603,26 5603,0 0,0">
          <text:p/>
        </draw:polygon>
        <draw:polygon draw:style-name="gr4" draw:text-style-name="P5" draw:layer="layout" svg:width="5.275cm" svg:height="0.656cm" svg:x="8.159cm" svg:y="4.856cm" svg:viewBox="0 0 5276 657" draw:points="0,657 5276,657 5276,0 0,0">
          <text:p/>
        </draw:polygon>
        <draw:frame draw:style-name="gr8" draw:text-style-name="P9" draw:layer="layout" svg:width="1.086cm" svg:height="0.39cm" svg:x="4.683cm" svg:y="4.861cm">
          <draw:text-box>
            <text:p text:style-name="P1"><text:span text:style-name="T6">np.int8 </text:span></text:p>
          </draw:text-box>
        </draw:frame>
        <draw:polygon draw:style-name="gr4" draw:text-style-name="P5" draw:layer="layout" svg:width="5.602cm" svg:height="0.026cm" svg:x="13.654cm" svg:y="4.83cm" svg:viewBox="0 0 5603 27" draw:points="0,27 5603,27 5603,0 0,0">
          <text:p/>
        </draw:polygon>
        <draw:polygon draw:style-name="gr4" draw:text-style-name="P5" draw:layer="layout" svg:width="0.123cm" svg:height="0.656cm" svg:x="13.654cm" svg:y="4.856cm" svg:viewBox="0 0 124 657" draw:points="0,657 124,657 124,0 0,0">
          <text:p/>
        </draw:polygon>
        <draw:polygon draw:style-name="gr4" draw:text-style-name="P5" draw:layer="layout" svg:width="0.203cm" svg:height="0.656cm" svg:x="19.053cm" svg:y="4.856cm" svg:viewBox="0 0 204 657" draw:points="0,657 204,657 204,0 0,0">
          <text:p/>
        </draw:polygon>
        <draw:polygon draw:style-name="gr4" draw:text-style-name="P5" draw:layer="layout" svg:width="5.602cm" svg:height="0.025cm" svg:x="13.654cm" svg:y="5.512cm" svg:viewBox="0 0 5603 26" draw:points="0,26 5603,26 5603,0 0,0">
          <text:p/>
        </draw:polygon>
        <draw:polygon draw:style-name="gr4" draw:text-style-name="P5" draw:layer="layout" svg:width="5.276cm" svg:height="0.656cm" svg:x="13.777cm" svg:y="4.856cm" svg:viewBox="0 0 5277 657" draw:points="0,657 5277,657 5277,0 0,0">
          <text:p/>
        </draw:polygon>
        <draw:frame draw:style-name="gr8" draw:text-style-name="P9" draw:layer="layout" svg:width="0.916cm" svg:height="0.39cm" svg:x="10.386cm" svg:y="4.861cm">
          <draw:text-box>
            <text:p text:style-name="P1"><text:span text:style-name="T6">int8_t </text:span></text:p>
          </draw:text-box>
        </draw:frame>
        <draw:polygon draw:style-name="gr7" draw:text-style-name="P8" draw:layer="layout" svg:width="0.017cm" svg:height="0.043cm" svg:x="2.4cm" svg:y="4.809cm" svg:viewBox="0 0 18 44" draw:points="0,44 18,44 18,0 0,0">
          <text:p/>
        </draw:polygon>
        <draw:polygon draw:style-name="gr7" draw:text-style-name="P8" draw:layer="layout" svg:width="5.602cm" svg:height="0.017cm" svg:x="2.417cm" svg:y="4.809cm" svg:viewBox="0 0 5603 18" draw:points="0,18 5603,18 5603,0 0,0">
          <text:p/>
        </draw:polygon>
        <draw:polygon draw:style-name="gr4" draw:text-style-name="P5" draw:layer="layout" svg:width="5.602cm" svg:height="0.026cm" svg:x="2.417cm" svg:y="4.826cm" svg:viewBox="0 0 5603 27" draw:points="0,27 5603,27 5603,0 0,0">
          <text:p/>
        </draw:polygon>
        <draw:polygon draw:style-name="gr7" draw:text-style-name="P8" draw:layer="layout" svg:width="0.017cm" svg:height="0.043cm" svg:x="8.019cm" svg:y="4.809cm" svg:viewBox="0 0 18 44" draw:points="0,44 18,44 18,0 0,0">
          <text:p/>
        </draw:polygon>
        <draw:polygon draw:style-name="gr7" draw:text-style-name="P8" draw:layer="layout" svg:width="5.602cm" svg:height="0.017cm" svg:x="8.036cm" svg:y="4.809cm" svg:viewBox="0 0 5603 18" draw:points="0,18 5603,18 5603,0 0,0">
          <text:p/>
        </draw:polygon>
        <draw:polygon draw:style-name="gr4" draw:text-style-name="P5" draw:layer="layout" svg:width="5.602cm" svg:height="0.026cm" svg:x="8.036cm" svg:y="4.826cm" svg:viewBox="0 0 5603 27" draw:points="0,27 5603,27 5603,0 0,0">
          <text:p/>
        </draw:polygon>
        <draw:polygon draw:style-name="gr7" draw:text-style-name="P8" draw:layer="layout" svg:width="0.016cm" svg:height="0.043cm" svg:x="13.638cm" svg:y="4.809cm" svg:viewBox="0 0 17 44" draw:points="0,44 17,44 17,0 0,0">
          <text:p/>
        </draw:polygon>
        <draw:polygon draw:style-name="gr7" draw:text-style-name="P8" draw:layer="layout" svg:width="5.602cm" svg:height="0.017cm" svg:x="13.654cm" svg:y="4.809cm" svg:viewBox="0 0 5603 18" draw:points="0,18 5603,18 5603,0 0,0">
          <text:p/>
        </draw:polygon>
        <draw:polygon draw:style-name="gr4" draw:text-style-name="P5" draw:layer="layout" svg:width="5.602cm" svg:height="0.026cm" svg:x="13.654cm" svg:y="4.826cm" svg:viewBox="0 0 5603 27" draw:points="0,27 5603,27 5603,0 0,0">
          <text:p/>
        </draw:polygon>
        <draw:polygon draw:style-name="gr7" draw:text-style-name="P8" draw:layer="layout" svg:width="0.017cm" svg:height="0.043cm" svg:x="19.256cm" svg:y="4.809cm" svg:viewBox="0 0 18 44" draw:points="0,44 18,44 18,0 0,0">
          <text:p/>
        </draw:polygon>
        <draw:polygon draw:style-name="gr4" draw:text-style-name="P5" draw:layer="layout" svg:width="5.62cm" svg:height="0.025cm" svg:x="2.408cm" svg:y="5.512cm" svg:viewBox="0 0 5621 26" draw:points="0,26 5621,26 5621,0 0,0">
          <text:p/>
        </draw:polygon>
        <draw:polygon draw:style-name="gr7" draw:text-style-name="P8" draw:layer="layout" svg:width="0.017cm" svg:height="0.685cm" svg:x="2.4cm" svg:y="4.852cm" svg:viewBox="0 0 18 686" draw:points="0,686 18,686 18,0 0,0">
          <text:p/>
        </draw:polygon>
        <draw:polygon draw:style-name="gr4" draw:text-style-name="P5" draw:layer="layout" svg:width="5.618cm" svg:height="0.025cm" svg:x="8.028cm" svg:y="5.512cm" svg:viewBox="0 0 5619 26" draw:points="0,26 5619,26 5619,0 0,0">
          <text:p/>
        </draw:polygon>
        <draw:polygon draw:style-name="gr7" draw:text-style-name="P8" draw:layer="layout" svg:width="0.017cm" svg:height="0.685cm" svg:x="8.019cm" svg:y="4.852cm" svg:viewBox="0 0 18 686" draw:points="0,686 18,686 18,0 0,0">
          <text:p/>
        </draw:polygon>
        <draw:polygon draw:style-name="gr4" draw:text-style-name="P5" draw:layer="layout" svg:width="5.618cm" svg:height="0.025cm" svg:x="13.646cm" svg:y="5.512cm" svg:viewBox="0 0 5619 26" draw:points="0,26 5619,26 5619,0 0,0">
          <text:p/>
        </draw:polygon>
        <draw:polygon draw:style-name="gr7" draw:text-style-name="P8" draw:layer="layout" svg:width="0.016cm" svg:height="0.685cm" svg:x="13.638cm" svg:y="4.852cm" svg:viewBox="0 0 17 686" draw:points="0,686 17,686 17,0 0,0">
          <text:p/>
        </draw:polygon>
        <draw:polygon draw:style-name="gr7" draw:text-style-name="P8" draw:layer="layout" svg:width="0.017cm" svg:height="0.685cm" svg:x="19.256cm" svg:y="4.852cm" svg:viewBox="0 0 18 686" draw:points="0,686 18,686 18,0 0,0">
          <text:p/>
        </draw:polygon>
        <draw:polygon draw:style-name="gr4" draw:text-style-name="P5" draw:layer="layout" svg:width="5.602cm" svg:height="0.025cm" svg:x="2.417cm" svg:y="5.559cm" svg:viewBox="0 0 5603 26" draw:points="0,26 5603,26 5603,0 0,0">
          <text:p/>
        </draw:polygon>
        <draw:polygon draw:style-name="gr4" draw:text-style-name="P5" draw:layer="layout" svg:width="0.123cm" svg:height="0.656cm" svg:x="2.417cm" svg:y="5.584cm" svg:viewBox="0 0 124 657" draw:points="0,657 124,657 124,0 0,0">
          <text:p/>
        </draw:polygon>
        <draw:polygon draw:style-name="gr4" draw:text-style-name="P5" draw:layer="layout" svg:width="0.203cm" svg:height="0.656cm" svg:x="7.816cm" svg:y="5.584cm" svg:viewBox="0 0 204 657" draw:points="0,657 204,657 204,0 0,0">
          <text:p/>
        </draw:polygon>
        <draw:polygon draw:style-name="gr4" draw:text-style-name="P5" draw:layer="layout" svg:width="5.602cm" svg:height="0.026cm" svg:x="2.417cm" svg:y="6.24cm" svg:viewBox="0 0 5603 27" draw:points="0,27 5603,27 5603,0 0,0">
          <text:p/>
        </draw:polygon>
        <draw:polygon draw:style-name="gr4" draw:text-style-name="P5" draw:layer="layout" svg:width="5.276cm" svg:height="0.656cm" svg:x="2.54cm" svg:y="5.584cm" svg:viewBox="0 0 5277 657" draw:points="0,657 5277,657 5277,0 0,0">
          <text:p/>
        </draw:polygon>
        <draw:frame draw:style-name="gr8" draw:text-style-name="P9" draw:layer="layout" svg:width="2.72cm" svg:height="0.39cm" svg:x="15.107cm" svg:y="4.861cm">
          <draw:text-box>
            <text:p text:style-name="P1"><text:span text:style-name="T6">Byte (-128 to 127) </text:span></text:p>
          </draw:text-box>
        </draw:frame>
        <draw:polygon draw:style-name="gr4" draw:text-style-name="P5" draw:layer="layout" svg:width="5.602cm" svg:height="0.025cm" svg:x="8.036cm" svg:y="5.559cm" svg:viewBox="0 0 5603 26" draw:points="0,26 5603,26 5603,0 0,0">
          <text:p/>
        </draw:polygon>
        <draw:polygon draw:style-name="gr4" draw:text-style-name="P5" draw:layer="layout" svg:width="0.123cm" svg:height="0.656cm" svg:x="8.036cm" svg:y="5.584cm" svg:viewBox="0 0 124 657" draw:points="0,657 124,657 124,0 0,0">
          <text:p/>
        </draw:polygon>
        <draw:polygon draw:style-name="gr4" draw:text-style-name="P5" draw:layer="layout" svg:width="0.204cm" svg:height="0.656cm" svg:x="13.434cm" svg:y="5.584cm" svg:viewBox="0 0 205 657" draw:points="0,657 205,657 205,0 0,0">
          <text:p/>
        </draw:polygon>
        <draw:polygon draw:style-name="gr4" draw:text-style-name="P5" draw:layer="layout" svg:width="5.602cm" svg:height="0.026cm" svg:x="8.036cm" svg:y="6.24cm" svg:viewBox="0 0 5603 27" draw:points="0,27 5603,27 5603,0 0,0">
          <text:p/>
        </draw:polygon>
        <draw:polygon draw:style-name="gr4" draw:text-style-name="P5" draw:layer="layout" svg:width="5.275cm" svg:height="0.656cm" svg:x="8.159cm" svg:y="5.584cm" svg:viewBox="0 0 5276 657" draw:points="0,657 5276,657 5276,0 0,0">
          <text:p/>
        </draw:polygon>
        <draw:frame draw:style-name="gr8" draw:text-style-name="P9" draw:layer="layout" svg:width="1.264cm" svg:height="0.39cm" svg:x="4.594cm" svg:y="5.589cm">
          <draw:text-box>
            <text:p text:style-name="P1"><text:span text:style-name="T6">np.int16 </text:span></text:p>
          </draw:text-box>
        </draw:frame>
        <draw:polygon draw:style-name="gr4" draw:text-style-name="P5" draw:layer="layout" svg:width="5.602cm" svg:height="0.025cm" svg:x="13.654cm" svg:y="5.559cm" svg:viewBox="0 0 5603 26" draw:points="0,26 5603,26 5603,0 0,0">
          <text:p/>
        </draw:polygon>
        <draw:polygon draw:style-name="gr4" draw:text-style-name="P5" draw:layer="layout" svg:width="0.123cm" svg:height="0.656cm" svg:x="13.654cm" svg:y="5.584cm" svg:viewBox="0 0 124 657" draw:points="0,657 124,657 124,0 0,0">
          <text:p/>
        </draw:polygon>
        <draw:polygon draw:style-name="gr4" draw:text-style-name="P5" draw:layer="layout" svg:width="0.203cm" svg:height="0.656cm" svg:x="19.053cm" svg:y="5.584cm" svg:viewBox="0 0 204 657" draw:points="0,657 204,657 204,0 0,0">
          <text:p/>
        </draw:polygon>
        <draw:polygon draw:style-name="gr4" draw:text-style-name="P5" draw:layer="layout" svg:width="5.602cm" svg:height="0.026cm" svg:x="13.654cm" svg:y="6.24cm" svg:viewBox="0 0 5603 27" draw:points="0,27 5603,27 5603,0 0,0">
          <text:p/>
        </draw:polygon>
        <draw:polygon draw:style-name="gr4" draw:text-style-name="P5" draw:layer="layout" svg:width="5.276cm" svg:height="0.656cm" svg:x="13.777cm" svg:y="5.584cm" svg:viewBox="0 0 5277 657" draw:points="0,657 5277,657 5277,0 0,0">
          <text:p/>
        </draw:polygon>
        <draw:frame draw:style-name="gr8" draw:text-style-name="P9" draw:layer="layout" svg:width="1.094cm" svg:height="0.39cm" svg:x="10.297cm" svg:y="5.589cm">
          <draw:text-box>
            <text:p text:style-name="P1"><text:span text:style-name="T6">int16_t </text:span></text:p>
          </draw:text-box>
        </draw:frame>
        <draw:polygon draw:style-name="gr7" draw:text-style-name="P8" draw:layer="layout" svg:width="0.017cm" svg:height="0.043cm" svg:x="2.4cm" svg:y="5.537cm" svg:viewBox="0 0 18 44" draw:points="0,44 18,44 18,0 0,0">
          <text:p/>
        </draw:polygon>
        <draw:polygon draw:style-name="gr7" draw:text-style-name="P8" draw:layer="layout" svg:width="5.602cm" svg:height="0.017cm" svg:x="2.417cm" svg:y="5.537cm" svg:viewBox="0 0 5603 18" draw:points="0,18 5603,18 5603,0 0,0">
          <text:p/>
        </draw:polygon>
        <draw:polygon draw:style-name="gr4" draw:text-style-name="P5" draw:layer="layout" svg:width="5.602cm" svg:height="0.026cm" svg:x="2.417cm" svg:y="5.554cm" svg:viewBox="0 0 5603 27" draw:points="0,27 5603,27 5603,0 0,0">
          <text:p/>
        </draw:polygon>
        <draw:polygon draw:style-name="gr7" draw:text-style-name="P8" draw:layer="layout" svg:width="0.017cm" svg:height="0.043cm" svg:x="8.019cm" svg:y="5.537cm" svg:viewBox="0 0 18 44" draw:points="0,44 18,44 18,0 0,0">
          <text:p/>
        </draw:polygon>
        <draw:polygon draw:style-name="gr7" draw:text-style-name="P8" draw:layer="layout" svg:width="5.602cm" svg:height="0.017cm" svg:x="8.036cm" svg:y="5.537cm" svg:viewBox="0 0 5603 18" draw:points="0,18 5603,18 5603,0 0,0">
          <text:p/>
        </draw:polygon>
        <draw:polygon draw:style-name="gr4" draw:text-style-name="P5" draw:layer="layout" svg:width="5.602cm" svg:height="0.026cm" svg:x="8.036cm" svg:y="5.554cm" svg:viewBox="0 0 5603 27" draw:points="0,27 5603,27 5603,0 0,0">
          <text:p/>
        </draw:polygon>
        <draw:polygon draw:style-name="gr7" draw:text-style-name="P8" draw:layer="layout" svg:width="0.016cm" svg:height="0.043cm" svg:x="13.638cm" svg:y="5.537cm" svg:viewBox="0 0 17 44" draw:points="0,44 17,44 17,0 0,0">
          <text:p/>
        </draw:polygon>
        <draw:polygon draw:style-name="gr7" draw:text-style-name="P8" draw:layer="layout" svg:width="5.602cm" svg:height="0.017cm" svg:x="13.654cm" svg:y="5.537cm" svg:viewBox="0 0 5603 18" draw:points="0,18 5603,18 5603,0 0,0">
          <text:p/>
        </draw:polygon>
        <draw:polygon draw:style-name="gr4" draw:text-style-name="P5" draw:layer="layout" svg:width="5.602cm" svg:height="0.026cm" svg:x="13.654cm" svg:y="5.554cm" svg:viewBox="0 0 5603 27" draw:points="0,27 5603,27 5603,0 0,0">
          <text:p/>
        </draw:polygon>
        <draw:polygon draw:style-name="gr7" draw:text-style-name="P8" draw:layer="layout" svg:width="0.017cm" svg:height="0.043cm" svg:x="19.256cm" svg:y="5.537cm" svg:viewBox="0 0 18 44" draw:points="0,44 18,44 18,0 0,0">
          <text:p/>
        </draw:polygon>
        <draw:polygon draw:style-name="gr4" draw:text-style-name="P5" draw:layer="layout" svg:width="5.62cm" svg:height="0.026cm" svg:x="2.408cm" svg:y="6.24cm" svg:viewBox="0 0 5621 27" draw:points="0,27 5621,27 5621,0 0,0">
          <text:p/>
        </draw:polygon>
        <draw:polygon draw:style-name="gr7" draw:text-style-name="P8" draw:layer="layout" svg:width="0.017cm" svg:height="0.686cm" svg:x="2.4cm" svg:y="5.58cm" svg:viewBox="0 0 18 687" draw:points="0,687 18,687 18,0 0,0">
          <text:p/>
        </draw:polygon>
        <draw:polygon draw:style-name="gr4" draw:text-style-name="P5" draw:layer="layout" svg:width="5.618cm" svg:height="0.026cm" svg:x="8.028cm" svg:y="6.24cm" svg:viewBox="0 0 5619 27" draw:points="0,27 5619,27 5619,0 0,0">
          <text:p/>
        </draw:polygon>
        <draw:polygon draw:style-name="gr7" draw:text-style-name="P8" draw:layer="layout" svg:width="0.017cm" svg:height="0.686cm" svg:x="8.019cm" svg:y="5.58cm" svg:viewBox="0 0 18 687" draw:points="0,687 18,687 18,0 0,0">
          <text:p/>
        </draw:polygon>
        <draw:polygon draw:style-name="gr4" draw:text-style-name="P5" draw:layer="layout" svg:width="5.618cm" svg:height="0.026cm" svg:x="13.646cm" svg:y="6.24cm" svg:viewBox="0 0 5619 27" draw:points="0,27 5619,27 5619,0 0,0">
          <text:p/>
        </draw:polygon>
        <draw:polygon draw:style-name="gr7" draw:text-style-name="P8" draw:layer="layout" svg:width="0.016cm" svg:height="0.686cm" svg:x="13.638cm" svg:y="5.58cm" svg:viewBox="0 0 17 687" draw:points="0,687 17,687 17,0 0,0">
          <text:p/>
        </draw:polygon>
        <draw:polygon draw:style-name="gr7" draw:text-style-name="P8" draw:layer="layout" svg:width="0.017cm" svg:height="0.686cm" svg:x="19.256cm" svg:y="5.58cm" svg:viewBox="0 0 18 687" draw:points="0,687 18,687 18,0 0,0">
          <text:p/>
        </draw:polygon>
        <draw:polygon draw:style-name="gr4" draw:text-style-name="P5" draw:layer="layout" svg:width="5.602cm" svg:height="0.228cm" svg:x="2.417cm" svg:y="6.287cm" svg:viewBox="0 0 5603 229" draw:points="0,229 5603,229 5603,0 0,0">
          <text:p/>
        </draw:polygon>
        <draw:polygon draw:style-name="gr4" draw:text-style-name="P5" draw:layer="layout" svg:width="0.123cm" svg:height="0.656cm" svg:x="2.417cm" svg:y="6.515cm" svg:viewBox="0 0 124 657" draw:points="0,657 124,657 124,0 0,0">
          <text:p/>
        </draw:polygon>
        <draw:polygon draw:style-name="gr4" draw:text-style-name="P5" draw:layer="layout" svg:width="0.203cm" svg:height="0.656cm" svg:x="7.816cm" svg:y="6.515cm" svg:viewBox="0 0 204 657" draw:points="0,657 204,657 204,0 0,0">
          <text:p/>
        </draw:polygon>
        <draw:polygon draw:style-name="gr4" draw:text-style-name="P5" draw:layer="layout" svg:width="5.602cm" svg:height="0.229cm" svg:x="2.417cm" svg:y="7.171cm" svg:viewBox="0 0 5603 230" draw:points="0,230 5603,230 5603,0 0,0">
          <text:p/>
        </draw:polygon>
        <draw:polygon draw:style-name="gr4" draw:text-style-name="P5" draw:layer="layout" svg:width="5.276cm" svg:height="0.656cm" svg:x="2.54cm" svg:y="6.515cm" svg:viewBox="0 0 5277 657" draw:points="0,657 5277,657 5277,0 0,0">
          <text:p/>
        </draw:polygon>
        <draw:frame draw:style-name="gr8" draw:text-style-name="P9" draw:layer="layout" svg:width="3.77cm" svg:height="0.39cm" svg:x="14.586cm" svg:y="5.589cm">
          <draw:text-box>
            <text:p text:style-name="P1"><text:span text:style-name="T6">Integer (-32768 to 32767) </text:span></text:p>
          </draw:text-box>
        </draw:frame>
        <draw:polygon draw:style-name="gr4" draw:text-style-name="P5" draw:layer="layout" svg:width="5.602cm" svg:height="0.228cm" svg:x="8.036cm" svg:y="6.287cm" svg:viewBox="0 0 5603 229" draw:points="0,229 5603,229 5603,0 0,0">
          <text:p/>
        </draw:polygon>
        <draw:polygon draw:style-name="gr4" draw:text-style-name="P5" draw:layer="layout" svg:width="0.123cm" svg:height="0.656cm" svg:x="8.036cm" svg:y="6.515cm" svg:viewBox="0 0 124 657" draw:points="0,657 124,657 124,0 0,0">
          <text:p/>
        </draw:polygon>
        <draw:polygon draw:style-name="gr4" draw:text-style-name="P5" draw:layer="layout" svg:width="0.204cm" svg:height="0.656cm" svg:x="13.434cm" svg:y="6.515cm" svg:viewBox="0 0 205 657" draw:points="0,657 205,657 205,0 0,0">
          <text:p/>
        </draw:polygon>
        <draw:polygon draw:style-name="gr4" draw:text-style-name="P5" draw:layer="layout" svg:width="5.602cm" svg:height="0.229cm" svg:x="8.036cm" svg:y="7.171cm" svg:viewBox="0 0 5603 230" draw:points="0,230 5603,230 5603,0 0,0">
          <text:p/>
        </draw:polygon>
        <draw:polygon draw:style-name="gr4" draw:text-style-name="P5" draw:layer="layout" svg:width="5.275cm" svg:height="0.656cm" svg:x="8.159cm" svg:y="6.515cm" svg:viewBox="0 0 5276 657" draw:points="0,657 5276,657 5276,0 0,0">
          <text:p/>
        </draw:polygon>
        <draw:frame draw:style-name="gr8" draw:text-style-name="P9" draw:layer="layout" svg:width="1.264cm" svg:height="0.39cm" svg:x="4.594cm" svg:y="6.52cm">
          <draw:text-box>
            <text:p text:style-name="P1"><text:span text:style-name="T6">np.int32 </text:span></text:p>
          </draw:text-box>
        </draw:frame>
        <draw:polygon draw:style-name="gr4" draw:text-style-name="P5" draw:layer="layout" svg:width="5.602cm" svg:height="0.025cm" svg:x="13.654cm" svg:y="6.287cm" svg:viewBox="0 0 5603 26" draw:points="0,26 5603,26 5603,0 0,0">
          <text:p/>
        </draw:polygon>
        <draw:polygon draw:style-name="gr4" draw:text-style-name="P5" draw:layer="layout" svg:width="0.123cm" svg:height="1.063cm" svg:x="13.654cm" svg:y="6.312cm" svg:viewBox="0 0 124 1064" draw:points="0,1064 124,1064 124,0 0,0">
          <text:p/>
        </draw:polygon>
        <draw:polygon draw:style-name="gr4" draw:text-style-name="P5" draw:layer="layout" svg:width="0.203cm" svg:height="1.063cm" svg:x="19.053cm" svg:y="6.312cm" svg:viewBox="0 0 204 1064" draw:points="0,1064 204,1064 204,0 0,0">
          <text:p/>
        </draw:polygon>
        <draw:polygon draw:style-name="gr4" draw:text-style-name="P5" draw:layer="layout" svg:width="5.602cm" svg:height="0.025cm" svg:x="13.654cm" svg:y="7.375cm" svg:viewBox="0 0 5603 26" draw:points="0,26 5603,26 5603,0 0,0">
          <text:p/>
        </draw:polygon>
        <draw:polygon draw:style-name="gr4" draw:text-style-name="P5" draw:layer="layout" svg:width="5.276cm" svg:height="0.407cm" svg:x="13.777cm" svg:y="6.312cm" svg:viewBox="0 0 5277 408" draw:points="0,408 5277,408 5277,0 0,0">
          <text:p/>
        </draw:polygon>
        <draw:frame draw:style-name="gr8" draw:text-style-name="P9" draw:layer="layout" svg:width="1.094cm" svg:height="0.39cm" svg:x="10.297cm" svg:y="6.52cm">
          <draw:text-box>
            <text:p text:style-name="P1"><text:span text:style-name="T6">int32_t </text:span></text:p>
          </draw:text-box>
        </draw:frame>
        <draw:polygon draw:style-name="gr4" draw:text-style-name="P5" draw:layer="layout" svg:width="5.276cm" svg:height="0.656cm" svg:x="13.777cm" svg:y="6.719cm" svg:viewBox="0 0 5277 657" draw:points="0,657 5277,657 5277,0 0,0">
          <text:p/>
        </draw:polygon>
        <draw:frame draw:style-name="gr8" draw:text-style-name="P9" draw:layer="layout" svg:width="3.562cm" svg:height="0.39cm" svg:x="14.688cm" svg:y="6.317cm">
          <draw:text-box>
            <text:p text:style-name="P1"><text:span text:style-name="T6">Integer (-2147483648 to </text:span></text:p>
          </draw:text-box>
        </draw:frame>
        <draw:polygon draw:style-name="gr7" draw:text-style-name="P8" draw:layer="layout" svg:width="0.017cm" svg:height="0.042cm" svg:x="2.4cm" svg:y="6.266cm" svg:viewBox="0 0 18 43" draw:points="0,43 18,43 18,0 0,0">
          <text:p/>
        </draw:polygon>
        <draw:polygon draw:style-name="gr7" draw:text-style-name="P8" draw:layer="layout" svg:width="5.602cm" svg:height="0.016cm" svg:x="2.417cm" svg:y="6.266cm" svg:viewBox="0 0 5603 17" draw:points="0,17 5603,17 5603,0 0,0">
          <text:p/>
        </draw:polygon>
        <draw:polygon draw:style-name="gr4" draw:text-style-name="P5" draw:layer="layout" svg:width="5.602cm" svg:height="0.026cm" svg:x="2.417cm" svg:y="6.282cm" svg:viewBox="0 0 5603 27" draw:points="0,27 5603,27 5603,0 0,0">
          <text:p/>
        </draw:polygon>
        <draw:polygon draw:style-name="gr7" draw:text-style-name="P8" draw:layer="layout" svg:width="0.017cm" svg:height="0.042cm" svg:x="8.019cm" svg:y="6.266cm" svg:viewBox="0 0 18 43" draw:points="0,43 18,43 18,0 0,0">
          <text:p/>
        </draw:polygon>
        <draw:polygon draw:style-name="gr7" draw:text-style-name="P8" draw:layer="layout" svg:width="5.602cm" svg:height="0.016cm" svg:x="8.036cm" svg:y="6.266cm" svg:viewBox="0 0 5603 17" draw:points="0,17 5603,17 5603,0 0,0">
          <text:p/>
        </draw:polygon>
        <draw:polygon draw:style-name="gr4" draw:text-style-name="P5" draw:layer="layout" svg:width="5.602cm" svg:height="0.026cm" svg:x="8.036cm" svg:y="6.282cm" svg:viewBox="0 0 5603 27" draw:points="0,27 5603,27 5603,0 0,0">
          <text:p/>
        </draw:polygon>
        <draw:polygon draw:style-name="gr7" draw:text-style-name="P8" draw:layer="layout" svg:width="0.016cm" svg:height="0.042cm" svg:x="13.638cm" svg:y="6.266cm" svg:viewBox="0 0 17 43" draw:points="0,43 17,43 17,0 0,0">
          <text:p/>
        </draw:polygon>
        <draw:polygon draw:style-name="gr7" draw:text-style-name="P8" draw:layer="layout" svg:width="5.602cm" svg:height="0.016cm" svg:x="13.654cm" svg:y="6.266cm" svg:viewBox="0 0 5603 17" draw:points="0,17 5603,17 5603,0 0,0">
          <text:p/>
        </draw:polygon>
        <draw:polygon draw:style-name="gr4" draw:text-style-name="P5" draw:layer="layout" svg:width="5.602cm" svg:height="0.026cm" svg:x="13.654cm" svg:y="6.282cm" svg:viewBox="0 0 5603 27" draw:points="0,27 5603,27 5603,0 0,0">
          <text:p/>
        </draw:polygon>
        <draw:polygon draw:style-name="gr7" draw:text-style-name="P8" draw:layer="layout" svg:width="0.017cm" svg:height="0.042cm" svg:x="19.256cm" svg:y="6.266cm" svg:viewBox="0 0 18 43" draw:points="0,43 18,43 18,0 0,0">
          <text:p/>
        </draw:polygon>
        <draw:polygon draw:style-name="gr4" draw:text-style-name="P5" draw:layer="layout" svg:width="5.62cm" svg:height="0.025cm" svg:x="2.408cm" svg:y="7.375cm" svg:viewBox="0 0 5621 26" draw:points="0,26 5621,26 5621,0 0,0">
          <text:p/>
        </draw:polygon>
        <draw:polygon draw:style-name="gr7" draw:text-style-name="P8" draw:layer="layout" svg:width="0.017cm" svg:height="1.092cm" svg:x="2.4cm" svg:y="6.308cm" svg:viewBox="0 0 18 1093" draw:points="0,1093 18,1093 18,0 0,0">
          <text:p/>
        </draw:polygon>
        <draw:polygon draw:style-name="gr4" draw:text-style-name="P5" draw:layer="layout" svg:width="5.618cm" svg:height="0.025cm" svg:x="8.028cm" svg:y="7.375cm" svg:viewBox="0 0 5619 26" draw:points="0,26 5619,26 5619,0 0,0">
          <text:p/>
        </draw:polygon>
        <draw:polygon draw:style-name="gr7" draw:text-style-name="P8" draw:layer="layout" svg:width="0.017cm" svg:height="1.092cm" svg:x="8.019cm" svg:y="6.308cm" svg:viewBox="0 0 18 1093" draw:points="0,1093 18,1093 18,0 0,0">
          <text:p/>
        </draw:polygon>
        <draw:polygon draw:style-name="gr4" draw:text-style-name="P5" draw:layer="layout" svg:width="5.618cm" svg:height="0.025cm" svg:x="13.646cm" svg:y="7.375cm" svg:viewBox="0 0 5619 26" draw:points="0,26 5619,26 5619,0 0,0">
          <text:p/>
        </draw:polygon>
        <draw:polygon draw:style-name="gr7" draw:text-style-name="P8" draw:layer="layout" svg:width="0.016cm" svg:height="1.092cm" svg:x="13.638cm" svg:y="6.308cm" svg:viewBox="0 0 17 1093" draw:points="0,1093 17,1093 17,0 0,0">
          <text:p/>
        </draw:polygon>
        <draw:polygon draw:style-name="gr7" draw:text-style-name="P8" draw:layer="layout" svg:width="0.017cm" svg:height="1.092cm" svg:x="19.256cm" svg:y="6.308cm" svg:viewBox="0 0 18 1093" draw:points="0,1093 18,1093 18,0 0,0">
          <text:p/>
        </draw:polygon>
        <draw:polygon draw:style-name="gr4" draw:text-style-name="P5" draw:layer="layout" svg:width="5.602cm" svg:height="0.229cm" svg:x="2.417cm" svg:y="7.421cm" svg:viewBox="0 0 5603 230" draw:points="0,230 5603,230 5603,0 0,0">
          <text:p/>
        </draw:polygon>
        <draw:polygon draw:style-name="gr4" draw:text-style-name="P5" draw:layer="layout" svg:width="0.123cm" svg:height="0.656cm" svg:x="2.417cm" svg:y="7.65cm" svg:viewBox="0 0 124 657" draw:points="0,657 124,657 124,0 0,0">
          <text:p/>
        </draw:polygon>
        <draw:polygon draw:style-name="gr4" draw:text-style-name="P5" draw:layer="layout" svg:width="0.203cm" svg:height="0.656cm" svg:x="7.816cm" svg:y="7.65cm" svg:viewBox="0 0 204 657" draw:points="0,657 204,657 204,0 0,0">
          <text:p/>
        </draw:polygon>
        <draw:polygon draw:style-name="gr4" draw:text-style-name="P5" draw:layer="layout" svg:width="5.602cm" svg:height="0.23cm" svg:x="2.417cm" svg:y="8.306cm" svg:viewBox="0 0 5603 231" draw:points="0,231 5603,231 5603,0 0,0">
          <text:p/>
        </draw:polygon>
        <draw:polygon draw:style-name="gr4" draw:text-style-name="P5" draw:layer="layout" svg:width="5.276cm" svg:height="0.656cm" svg:x="2.54cm" svg:y="7.65cm" svg:viewBox="0 0 5277 657" draw:points="0,657 5277,657 5277,0 0,0">
          <text:p/>
        </draw:polygon>
        <draw:frame draw:style-name="gr8" draw:text-style-name="P9" draw:layer="layout" svg:width="1.987cm" svg:height="0.39cm" svg:x="15.475cm" svg:y="6.723cm">
          <draw:text-box>
            <text:p text:style-name="P1"><text:span text:style-name="T6">2147483647) </text:span></text:p>
          </draw:text-box>
        </draw:frame>
        <draw:polygon draw:style-name="gr4" draw:text-style-name="P5" draw:layer="layout" svg:width="5.602cm" svg:height="0.229cm" svg:x="8.036cm" svg:y="7.421cm" svg:viewBox="0 0 5603 230" draw:points="0,230 5603,230 5603,0 0,0">
          <text:p/>
        </draw:polygon>
        <draw:polygon draw:style-name="gr4" draw:text-style-name="P5" draw:layer="layout" svg:width="0.123cm" svg:height="0.656cm" svg:x="8.036cm" svg:y="7.65cm" svg:viewBox="0 0 124 657" draw:points="0,657 124,657 124,0 0,0">
          <text:p/>
        </draw:polygon>
        <draw:polygon draw:style-name="gr4" draw:text-style-name="P5" draw:layer="layout" svg:width="0.204cm" svg:height="0.656cm" svg:x="13.434cm" svg:y="7.65cm" svg:viewBox="0 0 205 657" draw:points="0,657 205,657 205,0 0,0">
          <text:p/>
        </draw:polygon>
        <draw:polygon draw:style-name="gr4" draw:text-style-name="P5" draw:layer="layout" svg:width="5.602cm" svg:height="0.23cm" svg:x="8.036cm" svg:y="8.306cm" svg:viewBox="0 0 5603 231" draw:points="0,231 5603,231 5603,0 0,0">
          <text:p/>
        </draw:polygon>
        <draw:polygon draw:style-name="gr4" draw:text-style-name="P5" draw:layer="layout" svg:width="5.275cm" svg:height="0.656cm" svg:x="8.159cm" svg:y="7.65cm" svg:viewBox="0 0 5276 657" draw:points="0,657 5276,657 5276,0 0,0">
          <text:p/>
        </draw:polygon>
        <draw:frame draw:style-name="gr8" draw:text-style-name="P9" draw:layer="layout" svg:width="1.264cm" svg:height="0.39cm" svg:x="4.594cm" svg:y="7.655cm">
          <draw:text-box>
            <text:p text:style-name="P1"><text:span text:style-name="T6">np.int64 </text:span></text:p>
          </draw:text-box>
        </draw:frame>
        <draw:polygon draw:style-name="gr4" draw:text-style-name="P5" draw:layer="layout" svg:width="5.602cm" svg:height="0.026cm" svg:x="13.654cm" svg:y="7.421cm" svg:viewBox="0 0 5603 27" draw:points="0,27 5603,27 5603,0 0,0">
          <text:p/>
        </draw:polygon>
        <draw:polygon draw:style-name="gr4" draw:text-style-name="P5" draw:layer="layout" svg:width="0.123cm" svg:height="1.063cm" svg:x="13.654cm" svg:y="7.447cm" svg:viewBox="0 0 124 1064" draw:points="0,1064 124,1064 124,0 0,0">
          <text:p/>
        </draw:polygon>
        <draw:polygon draw:style-name="gr4" draw:text-style-name="P5" draw:layer="layout" svg:width="0.203cm" svg:height="1.063cm" svg:x="19.053cm" svg:y="7.447cm" svg:viewBox="0 0 204 1064" draw:points="0,1064 204,1064 204,0 0,0">
          <text:p/>
        </draw:polygon>
        <draw:polygon draw:style-name="gr4" draw:text-style-name="P5" draw:layer="layout" svg:width="5.602cm" svg:height="0.026cm" svg:x="13.654cm" svg:y="8.51cm" svg:viewBox="0 0 5603 27" draw:points="0,27 5603,27 5603,0 0,0">
          <text:p/>
        </draw:polygon>
        <draw:polygon draw:style-name="gr4" draw:text-style-name="P5" draw:layer="layout" svg:width="5.276cm" svg:height="0.406cm" svg:x="13.777cm" svg:y="7.447cm" svg:viewBox="0 0 5277 407" draw:points="0,407 5277,407 5277,0 0,0">
          <text:p/>
        </draw:polygon>
        <draw:frame draw:style-name="gr8" draw:text-style-name="P9" draw:layer="layout" svg:width="1.094cm" svg:height="0.39cm" svg:x="10.297cm" svg:y="7.655cm">
          <draw:text-box>
            <text:p text:style-name="P1"><text:span text:style-name="T6">int64_t </text:span></text:p>
          </draw:text-box>
        </draw:frame>
        <draw:polygon draw:style-name="gr4" draw:text-style-name="P5" draw:layer="layout" svg:width="5.276cm" svg:height="0.657cm" svg:x="13.777cm" svg:y="7.853cm" svg:viewBox="0 0 5277 658" draw:points="0,658 5277,658 5277,0 0,0">
          <text:p/>
        </draw:polygon>
        <draw:frame draw:style-name="gr8" draw:text-style-name="P9" draw:layer="layout" svg:width="5.162cm" svg:height="0.39cm" svg:x="13.892cm" svg:y="7.452cm">
          <draw:text-box>
            <text:p text:style-name="P1"><text:span text:style-name="T6">Integer (-9223372036854775808 to </text:span></text:p>
          </draw:text-box>
        </draw:frame>
        <draw:polygon draw:style-name="gr7" draw:text-style-name="P8" draw:layer="layout" svg:width="0.017cm" svg:height="0.042cm" svg:x="2.4cm" svg:y="7.4cm" svg:viewBox="0 0 18 43" draw:points="0,43 18,43 18,0 0,0">
          <text:p/>
        </draw:polygon>
        <draw:polygon draw:style-name="gr7" draw:text-style-name="P8" draw:layer="layout" svg:width="5.602cm" svg:height="0.017cm" svg:x="2.417cm" svg:y="7.4cm" svg:viewBox="0 0 5603 18" draw:points="0,18 5603,18 5603,0 0,0">
          <text:p/>
        </draw:polygon>
        <draw:polygon draw:style-name="gr4" draw:text-style-name="P5" draw:layer="layout" svg:width="5.602cm" svg:height="0.025cm" svg:x="2.417cm" svg:y="7.417cm" svg:viewBox="0 0 5603 26" draw:points="0,26 5603,26 5603,0 0,0">
          <text:p/>
        </draw:polygon>
        <draw:polygon draw:style-name="gr7" draw:text-style-name="P8" draw:layer="layout" svg:width="0.017cm" svg:height="0.042cm" svg:x="8.019cm" svg:y="7.4cm" svg:viewBox="0 0 18 43" draw:points="0,43 18,43 18,0 0,0">
          <text:p/>
        </draw:polygon>
        <draw:polygon draw:style-name="gr7" draw:text-style-name="P8" draw:layer="layout" svg:width="5.602cm" svg:height="0.017cm" svg:x="8.036cm" svg:y="7.4cm" svg:viewBox="0 0 5603 18" draw:points="0,18 5603,18 5603,0 0,0">
          <text:p/>
        </draw:polygon>
        <draw:polygon draw:style-name="gr4" draw:text-style-name="P5" draw:layer="layout" svg:width="5.602cm" svg:height="0.025cm" svg:x="8.036cm" svg:y="7.417cm" svg:viewBox="0 0 5603 26" draw:points="0,26 5603,26 5603,0 0,0">
          <text:p/>
        </draw:polygon>
        <draw:polygon draw:style-name="gr7" draw:text-style-name="P8" draw:layer="layout" svg:width="0.016cm" svg:height="0.042cm" svg:x="13.638cm" svg:y="7.4cm" svg:viewBox="0 0 17 43" draw:points="0,43 17,43 17,0 0,0">
          <text:p/>
        </draw:polygon>
        <draw:polygon draw:style-name="gr7" draw:text-style-name="P8" draw:layer="layout" svg:width="5.602cm" svg:height="0.017cm" svg:x="13.654cm" svg:y="7.4cm" svg:viewBox="0 0 5603 18" draw:points="0,18 5603,18 5603,0 0,0">
          <text:p/>
        </draw:polygon>
        <draw:polygon draw:style-name="gr4" draw:text-style-name="P5" draw:layer="layout" svg:width="5.602cm" svg:height="0.025cm" svg:x="13.654cm" svg:y="7.417cm" svg:viewBox="0 0 5603 26" draw:points="0,26 5603,26 5603,0 0,0">
          <text:p/>
        </draw:polygon>
        <draw:polygon draw:style-name="gr7" draw:text-style-name="P8" draw:layer="layout" svg:width="0.017cm" svg:height="0.042cm" svg:x="19.256cm" svg:y="7.4cm" svg:viewBox="0 0 18 43" draw:points="0,43 18,43 18,0 0,0">
          <text:p/>
        </draw:polygon>
        <draw:polygon draw:style-name="gr4" draw:text-style-name="P5" draw:layer="layout" svg:width="5.62cm" svg:height="0.026cm" svg:x="2.408cm" svg:y="8.51cm" svg:viewBox="0 0 5621 27" draw:points="0,27 5621,27 5621,0 0,0">
          <text:p/>
        </draw:polygon>
        <draw:polygon draw:style-name="gr7" draw:text-style-name="P8" draw:layer="layout" svg:width="0.017cm" svg:height="1.093cm" svg:x="2.4cm" svg:y="7.443cm" svg:viewBox="0 0 18 1094" draw:points="0,1094 18,1094 18,0 0,0">
          <text:p/>
        </draw:polygon>
        <draw:polygon draw:style-name="gr4" draw:text-style-name="P5" draw:layer="layout" svg:width="5.618cm" svg:height="0.026cm" svg:x="8.028cm" svg:y="8.51cm" svg:viewBox="0 0 5619 27" draw:points="0,27 5619,27 5619,0 0,0">
          <text:p/>
        </draw:polygon>
        <draw:polygon draw:style-name="gr7" draw:text-style-name="P8" draw:layer="layout" svg:width="0.017cm" svg:height="1.093cm" svg:x="8.019cm" svg:y="7.443cm" svg:viewBox="0 0 18 1094" draw:points="0,1094 18,1094 18,0 0,0">
          <text:p/>
        </draw:polygon>
        <draw:polygon draw:style-name="gr4" draw:text-style-name="P5" draw:layer="layout" svg:width="5.618cm" svg:height="0.026cm" svg:x="13.646cm" svg:y="8.51cm" svg:viewBox="0 0 5619 27" draw:points="0,27 5619,27 5619,0 0,0">
          <text:p/>
        </draw:polygon>
        <draw:polygon draw:style-name="gr7" draw:text-style-name="P8" draw:layer="layout" svg:width="0.016cm" svg:height="1.093cm" svg:x="13.638cm" svg:y="7.443cm" svg:viewBox="0 0 17 1094" draw:points="0,1094 17,1094 17,0 0,0">
          <text:p/>
        </draw:polygon>
        <draw:polygon draw:style-name="gr7" draw:text-style-name="P8" draw:layer="layout" svg:width="0.017cm" svg:height="1.093cm" svg:x="19.256cm" svg:y="7.443cm" svg:viewBox="0 0 18 1094" draw:points="0,1094 18,1094 18,0 0,0">
          <text:p/>
        </draw:polygon>
        <draw:polygon draw:style-name="gr4" draw:text-style-name="P5" draw:layer="layout" svg:width="5.602cm" svg:height="0.025cm" svg:x="2.417cm" svg:y="8.557cm" svg:viewBox="0 0 5603 26" draw:points="0,26 5603,26 5603,0 0,0">
          <text:p/>
        </draw:polygon>
        <draw:polygon draw:style-name="gr4" draw:text-style-name="P5" draw:layer="layout" svg:width="0.123cm" svg:height="0.656cm" svg:x="2.417cm" svg:y="8.582cm" svg:viewBox="0 0 124 657" draw:points="0,657 124,657 124,0 0,0">
          <text:p/>
        </draw:polygon>
        <draw:polygon draw:style-name="gr4" draw:text-style-name="P5" draw:layer="layout" svg:width="0.203cm" svg:height="0.656cm" svg:x="7.816cm" svg:y="8.582cm" svg:viewBox="0 0 204 657" draw:points="0,657 204,657 204,0 0,0">
          <text:p/>
        </draw:polygon>
        <draw:polygon draw:style-name="gr4" draw:text-style-name="P5" draw:layer="layout" svg:width="5.602cm" svg:height="0.026cm" svg:x="2.417cm" svg:y="9.238cm" svg:viewBox="0 0 5603 27" draw:points="0,27 5603,27 5603,0 0,0">
          <text:p/>
        </draw:polygon>
        <draw:polygon draw:style-name="gr4" draw:text-style-name="P5" draw:layer="layout" svg:width="5.276cm" svg:height="0.656cm" svg:x="2.54cm" svg:y="8.582cm" svg:viewBox="0 0 5277 657" draw:points="0,657 5277,657 5277,0 0,0">
          <text:p/>
        </draw:polygon>
        <draw:frame draw:style-name="gr8" draw:text-style-name="P9" draw:layer="layout" svg:width="3.588cm" svg:height="0.39cm" svg:x="14.679cm" svg:y="7.858cm">
          <draw:text-box>
            <text:p text:style-name="P1"><text:span text:style-name="T6">9223372036854775807) </text:span></text:p>
          </draw:text-box>
        </draw:frame>
        <draw:polygon draw:style-name="gr4" draw:text-style-name="P5" draw:layer="layout" svg:width="5.602cm" svg:height="0.025cm" svg:x="8.036cm" svg:y="8.557cm" svg:viewBox="0 0 5603 26" draw:points="0,26 5603,26 5603,0 0,0">
          <text:p/>
        </draw:polygon>
        <draw:polygon draw:style-name="gr4" draw:text-style-name="P5" draw:layer="layout" svg:width="0.123cm" svg:height="0.656cm" svg:x="8.036cm" svg:y="8.582cm" svg:viewBox="0 0 124 657" draw:points="0,657 124,657 124,0 0,0">
          <text:p/>
        </draw:polygon>
        <draw:polygon draw:style-name="gr4" draw:text-style-name="P5" draw:layer="layout" svg:width="0.204cm" svg:height="0.656cm" svg:x="13.434cm" svg:y="8.582cm" svg:viewBox="0 0 205 657" draw:points="0,657 205,657 205,0 0,0">
          <text:p/>
        </draw:polygon>
        <draw:polygon draw:style-name="gr4" draw:text-style-name="P5" draw:layer="layout" svg:width="5.602cm" svg:height="0.026cm" svg:x="8.036cm" svg:y="9.238cm" svg:viewBox="0 0 5603 27" draw:points="0,27 5603,27 5603,0 0,0">
          <text:p/>
        </draw:polygon>
        <draw:polygon draw:style-name="gr4" draw:text-style-name="P5" draw:layer="layout" svg:width="5.275cm" svg:height="0.656cm" svg:x="8.159cm" svg:y="8.582cm" svg:viewBox="0 0 5276 657" draw:points="0,657 5276,657 5276,0 0,0">
          <text:p/>
        </draw:polygon>
        <draw:frame draw:style-name="gr8" draw:text-style-name="P9" draw:layer="layout" svg:width="1.264cm" svg:height="0.39cm" svg:x="4.594cm" svg:y="8.587cm">
          <draw:text-box>
            <text:p text:style-name="P1"><text:span text:style-name="T6">np.uint8 </text:span></text:p>
          </draw:text-box>
        </draw:frame>
        <draw:polygon draw:style-name="gr4" draw:text-style-name="P5" draw:layer="layout" svg:width="5.602cm" svg:height="0.025cm" svg:x="13.654cm" svg:y="8.557cm" svg:viewBox="0 0 5603 26" draw:points="0,26 5603,26 5603,0 0,0">
          <text:p/>
        </draw:polygon>
        <draw:polygon draw:style-name="gr4" draw:text-style-name="P5" draw:layer="layout" svg:width="0.123cm" svg:height="0.656cm" svg:x="13.654cm" svg:y="8.582cm" svg:viewBox="0 0 124 657" draw:points="0,657 124,657 124,0 0,0">
          <text:p/>
        </draw:polygon>
        <draw:polygon draw:style-name="gr4" draw:text-style-name="P5" draw:layer="layout" svg:width="0.203cm" svg:height="0.656cm" svg:x="19.053cm" svg:y="8.582cm" svg:viewBox="0 0 204 657" draw:points="0,657 204,657 204,0 0,0">
          <text:p/>
        </draw:polygon>
        <draw:polygon draw:style-name="gr4" draw:text-style-name="P5" draw:layer="layout" svg:width="5.602cm" svg:height="0.026cm" svg:x="13.654cm" svg:y="9.238cm" svg:viewBox="0 0 5603 27" draw:points="0,27 5603,27 5603,0 0,0">
          <text:p/>
        </draw:polygon>
        <draw:polygon draw:style-name="gr4" draw:text-style-name="P5" draw:layer="layout" svg:width="5.276cm" svg:height="0.656cm" svg:x="13.777cm" svg:y="8.582cm" svg:viewBox="0 0 5277 657" draw:points="0,657 5277,657 5277,0 0,0">
          <text:p/>
        </draw:polygon>
        <draw:frame draw:style-name="gr8" draw:text-style-name="P9" draw:layer="layout" svg:width="1.094cm" svg:height="0.39cm" svg:x="10.297cm" svg:y="8.587cm">
          <draw:text-box>
            <text:p text:style-name="P1"><text:span text:style-name="T6">uint8_t </text:span></text:p>
          </draw:text-box>
        </draw:frame>
        <draw:polygon draw:style-name="gr7" draw:text-style-name="P8" draw:layer="layout" svg:width="0.017cm" svg:height="0.042cm" svg:x="2.4cm" svg:y="8.536cm" svg:viewBox="0 0 18 43" draw:points="0,43 18,43 18,0 0,0">
          <text:p/>
        </draw:polygon>
        <draw:polygon draw:style-name="gr7" draw:text-style-name="P8" draw:layer="layout" svg:width="5.602cm" svg:height="0.017cm" svg:x="2.417cm" svg:y="8.536cm" svg:viewBox="0 0 5603 18" draw:points="0,18 5603,18 5603,0 0,0">
          <text:p/>
        </draw:polygon>
        <draw:polygon draw:style-name="gr4" draw:text-style-name="P5" draw:layer="layout" svg:width="5.602cm" svg:height="0.025cm" svg:x="2.417cm" svg:y="8.553cm" svg:viewBox="0 0 5603 26" draw:points="0,26 5603,26 5603,0 0,0">
          <text:p/>
        </draw:polygon>
        <draw:polygon draw:style-name="gr7" draw:text-style-name="P8" draw:layer="layout" svg:width="0.017cm" svg:height="0.042cm" svg:x="8.019cm" svg:y="8.536cm" svg:viewBox="0 0 18 43" draw:points="0,43 18,43 18,0 0,0">
          <text:p/>
        </draw:polygon>
        <draw:polygon draw:style-name="gr7" draw:text-style-name="P8" draw:layer="layout" svg:width="5.602cm" svg:height="0.017cm" svg:x="8.036cm" svg:y="8.536cm" svg:viewBox="0 0 5603 18" draw:points="0,18 5603,18 5603,0 0,0">
          <text:p/>
        </draw:polygon>
        <draw:polygon draw:style-name="gr4" draw:text-style-name="P5" draw:layer="layout" svg:width="5.602cm" svg:height="0.025cm" svg:x="8.036cm" svg:y="8.553cm" svg:viewBox="0 0 5603 26" draw:points="0,26 5603,26 5603,0 0,0">
          <text:p/>
        </draw:polygon>
        <draw:polygon draw:style-name="gr7" draw:text-style-name="P8" draw:layer="layout" svg:width="0.016cm" svg:height="0.042cm" svg:x="13.638cm" svg:y="8.536cm" svg:viewBox="0 0 17 43" draw:points="0,43 17,43 17,0 0,0">
          <text:p/>
        </draw:polygon>
        <draw:polygon draw:style-name="gr7" draw:text-style-name="P8" draw:layer="layout" svg:width="5.602cm" svg:height="0.017cm" svg:x="13.654cm" svg:y="8.536cm" svg:viewBox="0 0 5603 18" draw:points="0,18 5603,18 5603,0 0,0">
          <text:p/>
        </draw:polygon>
        <draw:polygon draw:style-name="gr4" draw:text-style-name="P5" draw:layer="layout" svg:width="5.602cm" svg:height="0.025cm" svg:x="13.654cm" svg:y="8.553cm" svg:viewBox="0 0 5603 26" draw:points="0,26 5603,26 5603,0 0,0">
          <text:p/>
        </draw:polygon>
        <draw:polygon draw:style-name="gr7" draw:text-style-name="P8" draw:layer="layout" svg:width="0.017cm" svg:height="0.042cm" svg:x="19.256cm" svg:y="8.536cm" svg:viewBox="0 0 18 43" draw:points="0,43 18,43 18,0 0,0">
          <text:p/>
        </draw:polygon>
        <draw:polygon draw:style-name="gr4" draw:text-style-name="P5" draw:layer="layout" svg:width="5.62cm" svg:height="0.026cm" svg:x="2.408cm" svg:y="9.238cm" svg:viewBox="0 0 5621 27" draw:points="0,27 5621,27 5621,0 0,0">
          <text:p/>
        </draw:polygon>
        <draw:polygon draw:style-name="gr7" draw:text-style-name="P8" draw:layer="layout" svg:width="0.017cm" svg:height="0.686cm" svg:x="2.4cm" svg:y="8.578cm" svg:viewBox="0 0 18 687" draw:points="0,687 18,687 18,0 0,0">
          <text:p/>
        </draw:polygon>
        <draw:polygon draw:style-name="gr4" draw:text-style-name="P5" draw:layer="layout" svg:width="5.618cm" svg:height="0.026cm" svg:x="8.028cm" svg:y="9.238cm" svg:viewBox="0 0 5619 27" draw:points="0,27 5619,27 5619,0 0,0">
          <text:p/>
        </draw:polygon>
        <draw:polygon draw:style-name="gr7" draw:text-style-name="P8" draw:layer="layout" svg:width="0.017cm" svg:height="0.686cm" svg:x="8.019cm" svg:y="8.578cm" svg:viewBox="0 0 18 687" draw:points="0,687 18,687 18,0 0,0">
          <text:p/>
        </draw:polygon>
        <draw:polygon draw:style-name="gr4" draw:text-style-name="P5" draw:layer="layout" svg:width="5.618cm" svg:height="0.026cm" svg:x="13.646cm" svg:y="9.238cm" svg:viewBox="0 0 5619 27" draw:points="0,27 5619,27 5619,0 0,0">
          <text:p/>
        </draw:polygon>
        <draw:polygon draw:style-name="gr7" draw:text-style-name="P8" draw:layer="layout" svg:width="0.016cm" svg:height="0.686cm" svg:x="13.638cm" svg:y="8.578cm" svg:viewBox="0 0 17 687" draw:points="0,687 17,687 17,0 0,0">
          <text:p/>
        </draw:polygon>
        <draw:polygon draw:style-name="gr7" draw:text-style-name="P8" draw:layer="layout" svg:width="0.017cm" svg:height="0.686cm" svg:x="19.256cm" svg:y="8.578cm" svg:viewBox="0 0 18 687" draw:points="0,687 18,687 18,0 0,0">
          <text:p/>
        </draw:polygon>
        <draw:polygon draw:style-name="gr4" draw:text-style-name="P5" draw:layer="layout" svg:width="5.602cm" svg:height="0.025cm" svg:x="2.417cm" svg:y="9.285cm" svg:viewBox="0 0 5603 26" draw:points="0,26 5603,26 5603,0 0,0">
          <text:p/>
        </draw:polygon>
        <draw:polygon draw:style-name="gr4" draw:text-style-name="P5" draw:layer="layout" svg:width="0.123cm" svg:height="0.657cm" svg:x="2.417cm" svg:y="9.31cm" svg:viewBox="0 0 124 658" draw:points="0,658 124,658 124,0 0,0">
          <text:p/>
        </draw:polygon>
        <draw:polygon draw:style-name="gr4" draw:text-style-name="P5" draw:layer="layout" svg:width="0.203cm" svg:height="0.657cm" svg:x="7.816cm" svg:y="9.31cm" svg:viewBox="0 0 204 658" draw:points="0,658 204,658 204,0 0,0">
          <text:p/>
        </draw:polygon>
        <draw:polygon draw:style-name="gr4" draw:text-style-name="P5" draw:layer="layout" svg:width="5.602cm" svg:height="0.025cm" svg:x="2.417cm" svg:y="9.967cm" svg:viewBox="0 0 5603 26" draw:points="0,26 5603,26 5603,0 0,0">
          <text:p/>
        </draw:polygon>
        <draw:polygon draw:style-name="gr4" draw:text-style-name="P5" draw:layer="layout" svg:width="5.276cm" svg:height="0.657cm" svg:x="2.54cm" svg:y="9.31cm" svg:viewBox="0 0 5277 658" draw:points="0,658 5277,658 5277,0 0,0">
          <text:p/>
        </draw:polygon>
        <draw:frame draw:style-name="gr8" draw:text-style-name="P9" draw:layer="layout" svg:width="4.007cm" svg:height="0.39cm" svg:x="14.464cm" svg:y="8.587cm">
          <draw:text-box>
            <text:p text:style-name="P1"><text:span text:style-name="T6">Unsigned integer (0 to 255) </text:span></text:p>
          </draw:text-box>
        </draw:frame>
        <draw:polygon draw:style-name="gr4" draw:text-style-name="P5" draw:layer="layout" svg:width="5.602cm" svg:height="0.025cm" svg:x="8.036cm" svg:y="9.285cm" svg:viewBox="0 0 5603 26" draw:points="0,26 5603,26 5603,0 0,0">
          <text:p/>
        </draw:polygon>
        <draw:polygon draw:style-name="gr4" draw:text-style-name="P5" draw:layer="layout" svg:width="0.123cm" svg:height="0.657cm" svg:x="8.036cm" svg:y="9.31cm" svg:viewBox="0 0 124 658" draw:points="0,658 124,658 124,0 0,0">
          <text:p/>
        </draw:polygon>
        <draw:polygon draw:style-name="gr4" draw:text-style-name="P5" draw:layer="layout" svg:width="0.204cm" svg:height="0.657cm" svg:x="13.434cm" svg:y="9.31cm" svg:viewBox="0 0 205 658" draw:points="0,658 205,658 205,0 0,0">
          <text:p/>
        </draw:polygon>
        <draw:polygon draw:style-name="gr4" draw:text-style-name="P5" draw:layer="layout" svg:width="5.602cm" svg:height="0.025cm" svg:x="8.036cm" svg:y="9.967cm" svg:viewBox="0 0 5603 26" draw:points="0,26 5603,26 5603,0 0,0">
          <text:p/>
        </draw:polygon>
        <draw:polygon draw:style-name="gr4" draw:text-style-name="P5" draw:layer="layout" svg:width="5.275cm" svg:height="0.657cm" svg:x="8.159cm" svg:y="9.31cm" svg:viewBox="0 0 5276 658" draw:points="0,658 5276,658 5276,0 0,0">
          <text:p/>
        </draw:polygon>
        <draw:frame draw:style-name="gr8" draw:text-style-name="P9" draw:layer="layout" svg:width="1.441cm" svg:height="0.39cm" svg:x="4.505cm" svg:y="9.315cm">
          <draw:text-box>
            <text:p text:style-name="P1"><text:span text:style-name="T6">np.uint16 </text:span></text:p>
          </draw:text-box>
        </draw:frame>
        <draw:polygon draw:style-name="gr4" draw:text-style-name="P5" draw:layer="layout" svg:width="5.602cm" svg:height="0.025cm" svg:x="13.654cm" svg:y="9.285cm" svg:viewBox="0 0 5603 26" draw:points="0,26 5603,26 5603,0 0,0">
          <text:p/>
        </draw:polygon>
        <draw:polygon draw:style-name="gr4" draw:text-style-name="P5" draw:layer="layout" svg:width="0.123cm" svg:height="0.657cm" svg:x="13.654cm" svg:y="9.31cm" svg:viewBox="0 0 124 658" draw:points="0,658 124,658 124,0 0,0">
          <text:p/>
        </draw:polygon>
        <draw:polygon draw:style-name="gr4" draw:text-style-name="P5" draw:layer="layout" svg:width="0.203cm" svg:height="0.657cm" svg:x="19.053cm" svg:y="9.31cm" svg:viewBox="0 0 204 658" draw:points="0,658 204,658 204,0 0,0">
          <text:p/>
        </draw:polygon>
        <draw:polygon draw:style-name="gr4" draw:text-style-name="P5" draw:layer="layout" svg:width="5.602cm" svg:height="0.025cm" svg:x="13.654cm" svg:y="9.967cm" svg:viewBox="0 0 5603 26" draw:points="0,26 5603,26 5603,0 0,0">
          <text:p/>
        </draw:polygon>
        <draw:polygon draw:style-name="gr4" draw:text-style-name="P5" draw:layer="layout" svg:width="5.276cm" svg:height="0.657cm" svg:x="13.777cm" svg:y="9.31cm" svg:viewBox="0 0 5277 658" draw:points="0,658 5277,658 5277,0 0,0">
          <text:p/>
        </draw:polygon>
        <draw:frame draw:style-name="gr8" draw:text-style-name="P9" draw:layer="layout" svg:width="1.272cm" svg:height="0.39cm" svg:x="10.208cm" svg:y="9.315cm">
          <draw:text-box>
            <text:p text:style-name="P1"><text:span text:style-name="T6">uint16_t </text:span></text:p>
          </draw:text-box>
        </draw:frame>
        <draw:polygon draw:style-name="gr7" draw:text-style-name="P8" draw:layer="layout" svg:width="0.017cm" svg:height="0.042cm" svg:x="2.4cm" svg:y="9.264cm" svg:viewBox="0 0 18 43" draw:points="0,43 18,43 18,0 0,0">
          <text:p/>
        </draw:polygon>
        <draw:polygon draw:style-name="gr7" draw:text-style-name="P8" draw:layer="layout" svg:width="5.602cm" svg:height="0.017cm" svg:x="2.417cm" svg:y="9.264cm" svg:viewBox="0 0 5603 18" draw:points="0,18 5603,18 5603,0 0,0">
          <text:p/>
        </draw:polygon>
        <draw:polygon draw:style-name="gr4" draw:text-style-name="P5" draw:layer="layout" svg:width="5.602cm" svg:height="0.025cm" svg:x="2.417cm" svg:y="9.281cm" svg:viewBox="0 0 5603 26" draw:points="0,26 5603,26 5603,0 0,0">
          <text:p/>
        </draw:polygon>
        <draw:polygon draw:style-name="gr7" draw:text-style-name="P8" draw:layer="layout" svg:width="0.017cm" svg:height="0.042cm" svg:x="8.019cm" svg:y="9.264cm" svg:viewBox="0 0 18 43" draw:points="0,43 18,43 18,0 0,0">
          <text:p/>
        </draw:polygon>
        <draw:polygon draw:style-name="gr7" draw:text-style-name="P8" draw:layer="layout" svg:width="5.602cm" svg:height="0.017cm" svg:x="8.036cm" svg:y="9.264cm" svg:viewBox="0 0 5603 18" draw:points="0,18 5603,18 5603,0 0,0">
          <text:p/>
        </draw:polygon>
        <draw:polygon draw:style-name="gr4" draw:text-style-name="P5" draw:layer="layout" svg:width="5.602cm" svg:height="0.025cm" svg:x="8.036cm" svg:y="9.281cm" svg:viewBox="0 0 5603 26" draw:points="0,26 5603,26 5603,0 0,0">
          <text:p/>
        </draw:polygon>
        <draw:polygon draw:style-name="gr7" draw:text-style-name="P8" draw:layer="layout" svg:width="0.016cm" svg:height="0.042cm" svg:x="13.638cm" svg:y="9.264cm" svg:viewBox="0 0 17 43" draw:points="0,43 17,43 17,0 0,0">
          <text:p/>
        </draw:polygon>
        <draw:polygon draw:style-name="gr7" draw:text-style-name="P8" draw:layer="layout" svg:width="5.602cm" svg:height="0.017cm" svg:x="13.654cm" svg:y="9.264cm" svg:viewBox="0 0 5603 18" draw:points="0,18 5603,18 5603,0 0,0">
          <text:p/>
        </draw:polygon>
        <draw:polygon draw:style-name="gr4" draw:text-style-name="P5" draw:layer="layout" svg:width="5.602cm" svg:height="0.025cm" svg:x="13.654cm" svg:y="9.281cm" svg:viewBox="0 0 5603 26" draw:points="0,26 5603,26 5603,0 0,0">
          <text:p/>
        </draw:polygon>
        <draw:polygon draw:style-name="gr7" draw:text-style-name="P8" draw:layer="layout" svg:width="0.017cm" svg:height="0.042cm" svg:x="19.256cm" svg:y="9.264cm" svg:viewBox="0 0 18 43" draw:points="0,43 18,43 18,0 0,0">
          <text:p/>
        </draw:polygon>
        <draw:polygon draw:style-name="gr4" draw:text-style-name="P5" draw:layer="layout" svg:width="5.62cm" svg:height="0.025cm" svg:x="2.408cm" svg:y="9.967cm" svg:viewBox="0 0 5621 26" draw:points="0,26 5621,26 5621,0 0,0">
          <text:p/>
        </draw:polygon>
        <draw:polygon draw:style-name="gr7" draw:text-style-name="P8" draw:layer="layout" svg:width="0.017cm" svg:height="0.686cm" svg:x="2.4cm" svg:y="9.306cm" svg:viewBox="0 0 18 687" draw:points="0,687 18,687 18,0 0,0">
          <text:p/>
        </draw:polygon>
        <draw:polygon draw:style-name="gr4" draw:text-style-name="P5" draw:layer="layout" svg:width="5.618cm" svg:height="0.025cm" svg:x="8.028cm" svg:y="9.967cm" svg:viewBox="0 0 5619 26" draw:points="0,26 5619,26 5619,0 0,0">
          <text:p/>
        </draw:polygon>
        <draw:polygon draw:style-name="gr7" draw:text-style-name="P8" draw:layer="layout" svg:width="0.017cm" svg:height="0.686cm" svg:x="8.019cm" svg:y="9.306cm" svg:viewBox="0 0 18 687" draw:points="0,687 18,687 18,0 0,0">
          <text:p/>
        </draw:polygon>
        <draw:polygon draw:style-name="gr4" draw:text-style-name="P5" draw:layer="layout" svg:width="5.618cm" svg:height="0.025cm" svg:x="13.646cm" svg:y="9.967cm" svg:viewBox="0 0 5619 26" draw:points="0,26 5619,26 5619,0 0,0">
          <text:p/>
        </draw:polygon>
        <draw:polygon draw:style-name="gr7" draw:text-style-name="P8" draw:layer="layout" svg:width="0.016cm" svg:height="0.686cm" svg:x="13.638cm" svg:y="9.306cm" svg:viewBox="0 0 17 687" draw:points="0,687 17,687 17,0 0,0">
          <text:p/>
        </draw:polygon>
        <draw:polygon draw:style-name="gr7" draw:text-style-name="P8" draw:layer="layout" svg:width="0.017cm" svg:height="0.686cm" svg:x="19.256cm" svg:y="9.306cm" svg:viewBox="0 0 18 687" draw:points="0,687 18,687 18,0 0,0">
          <text:p/>
        </draw:polygon>
        <draw:polygon draw:style-name="gr4" draw:text-style-name="P5" draw:layer="layout" svg:width="5.602cm" svg:height="0.025cm" svg:x="2.417cm" svg:y="10.013cm" svg:viewBox="0 0 5603 26" draw:points="0,26 5603,26 5603,0 0,0">
          <text:p/>
        </draw:polygon>
        <draw:polygon draw:style-name="gr4" draw:text-style-name="P5" draw:layer="layout" svg:width="0.123cm" svg:height="0.657cm" svg:x="2.417cm" svg:y="10.038cm" svg:viewBox="0 0 124 658" draw:points="0,658 124,658 124,0 0,0">
          <text:p/>
        </draw:polygon>
        <draw:polygon draw:style-name="gr4" draw:text-style-name="P5" draw:layer="layout" svg:width="0.203cm" svg:height="0.657cm" svg:x="7.816cm" svg:y="10.038cm" svg:viewBox="0 0 204 658" draw:points="0,658 204,658 204,0 0,0">
          <text:p/>
        </draw:polygon>
        <draw:polygon draw:style-name="gr4" draw:text-style-name="P5" draw:layer="layout" svg:width="5.602cm" svg:height="0.025cm" svg:x="2.417cm" svg:y="10.695cm" svg:viewBox="0 0 5603 26" draw:points="0,26 5603,26 5603,0 0,0">
          <text:p/>
        </draw:polygon>
        <draw:polygon draw:style-name="gr4" draw:text-style-name="P5" draw:layer="layout" svg:width="5.276cm" svg:height="0.657cm" svg:x="2.54cm" svg:y="10.038cm" svg:viewBox="0 0 5277 658" draw:points="0,658 5277,658 5277,0 0,0">
          <text:p/>
        </draw:polygon>
        <draw:frame draw:style-name="gr8" draw:text-style-name="P9" draw:layer="layout" svg:width="4.362cm" svg:height="0.39cm" svg:x="14.286cm" svg:y="9.315cm">
          <draw:text-box>
            <text:p text:style-name="P1"><text:span text:style-name="T6">Unsigned integer (0 to 65535) </text:span></text:p>
          </draw:text-box>
        </draw:frame>
        <draw:polygon draw:style-name="gr4" draw:text-style-name="P5" draw:layer="layout" svg:width="5.602cm" svg:height="0.025cm" svg:x="8.036cm" svg:y="10.013cm" svg:viewBox="0 0 5603 26" draw:points="0,26 5603,26 5603,0 0,0">
          <text:p/>
        </draw:polygon>
        <draw:polygon draw:style-name="gr4" draw:text-style-name="P5" draw:layer="layout" svg:width="0.123cm" svg:height="0.657cm" svg:x="8.036cm" svg:y="10.038cm" svg:viewBox="0 0 124 658" draw:points="0,658 124,658 124,0 0,0">
          <text:p/>
        </draw:polygon>
        <draw:polygon draw:style-name="gr4" draw:text-style-name="P5" draw:layer="layout" svg:width="0.204cm" svg:height="0.657cm" svg:x="13.434cm" svg:y="10.038cm" svg:viewBox="0 0 205 658" draw:points="0,658 205,658 205,0 0,0">
          <text:p/>
        </draw:polygon>
        <draw:polygon draw:style-name="gr4" draw:text-style-name="P5" draw:layer="layout" svg:width="5.602cm" svg:height="0.025cm" svg:x="8.036cm" svg:y="10.695cm" svg:viewBox="0 0 5603 26" draw:points="0,26 5603,26 5603,0 0,0">
          <text:p/>
        </draw:polygon>
        <draw:polygon draw:style-name="gr4" draw:text-style-name="P5" draw:layer="layout" svg:width="5.275cm" svg:height="0.657cm" svg:x="8.159cm" svg:y="10.038cm" svg:viewBox="0 0 5276 658" draw:points="0,658 5276,658 5276,0 0,0">
          <text:p/>
        </draw:polygon>
        <draw:frame draw:style-name="gr8" draw:text-style-name="P9" draw:layer="layout" svg:width="1.441cm" svg:height="0.39cm" svg:x="4.505cm" svg:y="10.043cm">
          <draw:text-box>
            <text:p text:style-name="P1"><text:span text:style-name="T6">np.uint32 </text:span></text:p>
          </draw:text-box>
        </draw:frame>
        <draw:polygon draw:style-name="gr4" draw:text-style-name="P5" draw:layer="layout" svg:width="5.602cm" svg:height="0.025cm" svg:x="13.654cm" svg:y="10.013cm" svg:viewBox="0 0 5603 26" draw:points="0,26 5603,26 5603,0 0,0">
          <text:p/>
        </draw:polygon>
        <draw:polygon draw:style-name="gr4" draw:text-style-name="P5" draw:layer="layout" svg:width="0.123cm" svg:height="0.657cm" svg:x="13.654cm" svg:y="10.038cm" svg:viewBox="0 0 124 658" draw:points="0,658 124,658 124,0 0,0">
          <text:p/>
        </draw:polygon>
        <draw:polygon draw:style-name="gr4" draw:text-style-name="P5" draw:layer="layout" svg:width="0.203cm" svg:height="0.657cm" svg:x="19.053cm" svg:y="10.038cm" svg:viewBox="0 0 204 658" draw:points="0,658 204,658 204,0 0,0">
          <text:p/>
        </draw:polygon>
        <draw:polygon draw:style-name="gr4" draw:text-style-name="P5" draw:layer="layout" svg:width="5.602cm" svg:height="0.025cm" svg:x="13.654cm" svg:y="10.695cm" svg:viewBox="0 0 5603 26" draw:points="0,26 5603,26 5603,0 0,0">
          <text:p/>
        </draw:polygon>
        <draw:polygon draw:style-name="gr4" draw:text-style-name="P5" draw:layer="layout" svg:width="5.276cm" svg:height="0.657cm" svg:x="13.777cm" svg:y="10.038cm" svg:viewBox="0 0 5277 658" draw:points="0,658 5277,658 5277,0 0,0">
          <text:p/>
        </draw:polygon>
        <draw:frame draw:style-name="gr8" draw:text-style-name="P9" draw:layer="layout" svg:width="1.272cm" svg:height="0.39cm" svg:x="10.208cm" svg:y="10.043cm">
          <draw:text-box>
            <text:p text:style-name="P1"><text:span text:style-name="T6">uint32_t </text:span></text:p>
          </draw:text-box>
        </draw:frame>
        <draw:polygon draw:style-name="gr7" draw:text-style-name="P8" draw:layer="layout" svg:width="0.017cm" svg:height="0.042cm" svg:x="2.4cm" svg:y="9.992cm" svg:viewBox="0 0 18 43" draw:points="0,43 18,43 18,0 0,0">
          <text:p/>
        </draw:polygon>
        <draw:polygon draw:style-name="gr7" draw:text-style-name="P8" draw:layer="layout" svg:width="5.602cm" svg:height="0.017cm" svg:x="2.417cm" svg:y="9.992cm" svg:viewBox="0 0 5603 18" draw:points="0,18 5603,18 5603,0 0,0">
          <text:p/>
        </draw:polygon>
        <draw:polygon draw:style-name="gr4" draw:text-style-name="P5" draw:layer="layout" svg:width="5.602cm" svg:height="0.025cm" svg:x="2.417cm" svg:y="10.009cm" svg:viewBox="0 0 5603 26" draw:points="0,26 5603,26 5603,0 0,0">
          <text:p/>
        </draw:polygon>
        <draw:polygon draw:style-name="gr7" draw:text-style-name="P8" draw:layer="layout" svg:width="0.017cm" svg:height="0.042cm" svg:x="8.019cm" svg:y="9.992cm" svg:viewBox="0 0 18 43" draw:points="0,43 18,43 18,0 0,0">
          <text:p/>
        </draw:polygon>
        <draw:polygon draw:style-name="gr7" draw:text-style-name="P8" draw:layer="layout" svg:width="5.602cm" svg:height="0.017cm" svg:x="8.036cm" svg:y="9.992cm" svg:viewBox="0 0 5603 18" draw:points="0,18 5603,18 5603,0 0,0">
          <text:p/>
        </draw:polygon>
        <draw:polygon draw:style-name="gr4" draw:text-style-name="P5" draw:layer="layout" svg:width="5.602cm" svg:height="0.025cm" svg:x="8.036cm" svg:y="10.009cm" svg:viewBox="0 0 5603 26" draw:points="0,26 5603,26 5603,0 0,0">
          <text:p/>
        </draw:polygon>
        <draw:polygon draw:style-name="gr7" draw:text-style-name="P8" draw:layer="layout" svg:width="0.016cm" svg:height="0.042cm" svg:x="13.638cm" svg:y="9.992cm" svg:viewBox="0 0 17 43" draw:points="0,43 17,43 17,0 0,0">
          <text:p/>
        </draw:polygon>
        <draw:polygon draw:style-name="gr7" draw:text-style-name="P8" draw:layer="layout" svg:width="5.602cm" svg:height="0.017cm" svg:x="13.654cm" svg:y="9.992cm" svg:viewBox="0 0 5603 18" draw:points="0,18 5603,18 5603,0 0,0">
          <text:p/>
        </draw:polygon>
        <draw:polygon draw:style-name="gr4" draw:text-style-name="P5" draw:layer="layout" svg:width="5.602cm" svg:height="0.025cm" svg:x="13.654cm" svg:y="10.009cm" svg:viewBox="0 0 5603 26" draw:points="0,26 5603,26 5603,0 0,0">
          <text:p/>
        </draw:polygon>
        <draw:polygon draw:style-name="gr7" draw:text-style-name="P8" draw:layer="layout" svg:width="0.017cm" svg:height="0.042cm" svg:x="19.256cm" svg:y="9.992cm" svg:viewBox="0 0 18 43" draw:points="0,43 18,43 18,0 0,0">
          <text:p/>
        </draw:polygon>
        <draw:polygon draw:style-name="gr4" draw:text-style-name="P5" draw:layer="layout" svg:width="5.62cm" svg:height="0.025cm" svg:x="2.408cm" svg:y="10.695cm" svg:viewBox="0 0 5621 26" draw:points="0,26 5621,26 5621,0 0,0">
          <text:p/>
        </draw:polygon>
        <draw:polygon draw:style-name="gr7" draw:text-style-name="P8" draw:layer="layout" svg:width="0.017cm" svg:height="0.686cm" svg:x="2.4cm" svg:y="10.034cm" svg:viewBox="0 0 18 687" draw:points="0,687 18,687 18,0 0,0">
          <text:p/>
        </draw:polygon>
        <draw:polygon draw:style-name="gr4" draw:text-style-name="P5" draw:layer="layout" svg:width="5.618cm" svg:height="0.025cm" svg:x="8.028cm" svg:y="10.695cm" svg:viewBox="0 0 5619 26" draw:points="0,26 5619,26 5619,0 0,0">
          <text:p/>
        </draw:polygon>
        <draw:polygon draw:style-name="gr7" draw:text-style-name="P8" draw:layer="layout" svg:width="0.017cm" svg:height="0.686cm" svg:x="8.019cm" svg:y="10.034cm" svg:viewBox="0 0 18 687" draw:points="0,687 18,687 18,0 0,0">
          <text:p/>
        </draw:polygon>
        <draw:polygon draw:style-name="gr4" draw:text-style-name="P5" draw:layer="layout" svg:width="5.618cm" svg:height="0.025cm" svg:x="13.646cm" svg:y="10.695cm" svg:viewBox="0 0 5619 26" draw:points="0,26 5619,26 5619,0 0,0">
          <text:p/>
        </draw:polygon>
        <draw:polygon draw:style-name="gr7" draw:text-style-name="P8" draw:layer="layout" svg:width="0.016cm" svg:height="0.686cm" svg:x="13.638cm" svg:y="10.034cm" svg:viewBox="0 0 17 687" draw:points="0,687 17,687 17,0 0,0">
          <text:p/>
        </draw:polygon>
        <draw:polygon draw:style-name="gr7" draw:text-style-name="P8" draw:layer="layout" svg:width="0.017cm" svg:height="0.686cm" svg:x="19.256cm" svg:y="10.034cm" svg:viewBox="0 0 18 687" draw:points="0,687 18,687 18,0 0,0">
          <text:p/>
        </draw:polygon>
        <draw:polygon draw:style-name="gr4" draw:text-style-name="P5" draw:layer="layout" svg:width="5.602cm" svg:height="0.229cm" svg:x="2.417cm" svg:y="10.741cm" svg:viewBox="0 0 5603 230" draw:points="0,230 5603,230 5603,0 0,0">
          <text:p/>
        </draw:polygon>
        <draw:polygon draw:style-name="gr4" draw:text-style-name="P5" draw:layer="layout" svg:width="0.123cm" svg:height="0.656cm" svg:x="2.417cm" svg:y="10.97cm" svg:viewBox="0 0 124 657" draw:points="0,657 124,657 124,0 0,0">
          <text:p/>
        </draw:polygon>
        <draw:polygon draw:style-name="gr4" draw:text-style-name="P5" draw:layer="layout" svg:width="0.203cm" svg:height="0.656cm" svg:x="7.816cm" svg:y="10.97cm" svg:viewBox="0 0 204 657" draw:points="0,657 204,657 204,0 0,0">
          <text:p/>
        </draw:polygon>
        <draw:polygon draw:style-name="gr4" draw:text-style-name="P5" draw:layer="layout" svg:width="5.602cm" svg:height="0.229cm" svg:x="2.417cm" svg:y="11.626cm" svg:viewBox="0 0 5603 230" draw:points="0,230 5603,230 5603,0 0,0">
          <text:p/>
        </draw:polygon>
        <draw:polygon draw:style-name="gr4" draw:text-style-name="P5" draw:layer="layout" svg:width="5.276cm" svg:height="0.656cm" svg:x="2.54cm" svg:y="10.97cm" svg:viewBox="0 0 5277 657" draw:points="0,657 5277,657 5277,0 0,0">
          <text:p/>
        </draw:polygon>
        <draw:frame draw:style-name="gr8" draw:text-style-name="P9" draw:layer="layout" svg:width="5.251cm" svg:height="0.39cm" svg:x="13.85cm" svg:y="10.043cm">
          <draw:text-box>
            <text:p text:style-name="P1"><text:span text:style-name="T6">Unsigned integer (0 to 4294967295) </text:span></text:p>
          </draw:text-box>
        </draw:frame>
        <draw:polygon draw:style-name="gr4" draw:text-style-name="P5" draw:layer="layout" svg:width="5.602cm" svg:height="0.229cm" svg:x="8.036cm" svg:y="10.741cm" svg:viewBox="0 0 5603 230" draw:points="0,230 5603,230 5603,0 0,0">
          <text:p/>
        </draw:polygon>
        <draw:polygon draw:style-name="gr4" draw:text-style-name="P5" draw:layer="layout" svg:width="0.123cm" svg:height="0.656cm" svg:x="8.036cm" svg:y="10.97cm" svg:viewBox="0 0 124 657" draw:points="0,657 124,657 124,0 0,0">
          <text:p/>
        </draw:polygon>
        <draw:polygon draw:style-name="gr4" draw:text-style-name="P5" draw:layer="layout" svg:width="0.204cm" svg:height="0.656cm" svg:x="13.434cm" svg:y="10.97cm" svg:viewBox="0 0 205 657" draw:points="0,657 205,657 205,0 0,0">
          <text:p/>
        </draw:polygon>
        <draw:polygon draw:style-name="gr4" draw:text-style-name="P5" draw:layer="layout" svg:width="5.602cm" svg:height="0.229cm" svg:x="8.036cm" svg:y="11.626cm" svg:viewBox="0 0 5603 230" draw:points="0,230 5603,230 5603,0 0,0">
          <text:p/>
        </draw:polygon>
        <draw:polygon draw:style-name="gr4" draw:text-style-name="P5" draw:layer="layout" svg:width="5.275cm" svg:height="0.656cm" svg:x="8.159cm" svg:y="10.97cm" svg:viewBox="0 0 5276 657" draw:points="0,657 5276,657 5276,0 0,0">
          <text:p/>
        </draw:polygon>
        <draw:frame draw:style-name="gr8" draw:text-style-name="P9" draw:layer="layout" svg:width="1.441cm" svg:height="0.39cm" svg:x="4.505cm" svg:y="10.975cm">
          <draw:text-box>
            <text:p text:style-name="P1"><text:span text:style-name="T6">np.uint64 </text:span></text:p>
          </draw:text-box>
        </draw:frame>
        <draw:polygon draw:style-name="gr4" draw:text-style-name="P5" draw:layer="layout" svg:width="5.602cm" svg:height="0.026cm" svg:x="13.654cm" svg:y="10.741cm" svg:viewBox="0 0 5603 27" draw:points="0,27 5603,27 5603,0 0,0">
          <text:p/>
        </draw:polygon>
        <draw:polygon draw:style-name="gr4" draw:text-style-name="P5" draw:layer="layout" svg:width="0.123cm" svg:height="1.062cm" svg:x="13.654cm" svg:y="10.767cm" svg:viewBox="0 0 124 1063" draw:points="0,1063 124,1063 124,0 0,0">
          <text:p/>
        </draw:polygon>
        <draw:polygon draw:style-name="gr4" draw:text-style-name="P5" draw:layer="layout" svg:width="0.203cm" svg:height="1.062cm" svg:x="19.053cm" svg:y="10.767cm" svg:viewBox="0 0 204 1063" draw:points="0,1063 204,1063 204,0 0,0">
          <text:p/>
        </draw:polygon>
        <draw:polygon draw:style-name="gr4" draw:text-style-name="P5" draw:layer="layout" svg:width="5.602cm" svg:height="0.026cm" svg:x="13.654cm" svg:y="11.829cm" svg:viewBox="0 0 5603 27" draw:points="0,27 5603,27 5603,0 0,0">
          <text:p/>
        </draw:polygon>
        <draw:polygon draw:style-name="gr4" draw:text-style-name="P5" draw:layer="layout" svg:width="5.276cm" svg:height="0.406cm" svg:x="13.777cm" svg:y="10.767cm" svg:viewBox="0 0 5277 407" draw:points="0,407 5277,407 5277,0 0,0">
          <text:p/>
        </draw:polygon>
        <draw:frame draw:style-name="gr8" draw:text-style-name="P9" draw:layer="layout" svg:width="1.272cm" svg:height="0.39cm" svg:x="10.208cm" svg:y="10.975cm">
          <draw:text-box>
            <text:p text:style-name="P1"><text:span text:style-name="T6">uint64_t </text:span></text:p>
          </draw:text-box>
        </draw:frame>
        <draw:polygon draw:style-name="gr4" draw:text-style-name="P5" draw:layer="layout" svg:width="5.276cm" svg:height="0.656cm" svg:x="13.777cm" svg:y="11.173cm" svg:viewBox="0 0 5277 657" draw:points="0,657 5277,657 5277,0 0,0">
          <text:p/>
        </draw:polygon>
        <draw:frame draw:style-name="gr8" draw:text-style-name="P9" draw:layer="layout" svg:width="3.266cm" svg:height="0.39cm" svg:x="14.832cm" svg:y="10.772cm">
          <draw:text-box>
            <text:p text:style-name="P1"><text:span text:style-name="T6">Unsigned integer (0 to </text:span></text:p>
          </draw:text-box>
        </draw:frame>
        <draw:polygon draw:style-name="gr7" draw:text-style-name="P8" draw:layer="layout" svg:width="0.017cm" svg:height="0.042cm" svg:x="2.4cm" svg:y="10.72cm" svg:viewBox="0 0 18 43" draw:points="0,43 18,43 18,0 0,0">
          <text:p/>
        </draw:polygon>
        <draw:polygon draw:style-name="gr7" draw:text-style-name="P8" draw:layer="layout" svg:width="5.602cm" svg:height="0.017cm" svg:x="2.417cm" svg:y="10.72cm" svg:viewBox="0 0 5603 18" draw:points="0,18 5603,18 5603,0 0,0">
          <text:p/>
        </draw:polygon>
        <draw:polygon draw:style-name="gr4" draw:text-style-name="P5" draw:layer="layout" svg:width="5.602cm" svg:height="0.025cm" svg:x="2.417cm" svg:y="10.737cm" svg:viewBox="0 0 5603 26" draw:points="0,26 5603,26 5603,0 0,0">
          <text:p/>
        </draw:polygon>
        <draw:polygon draw:style-name="gr7" draw:text-style-name="P8" draw:layer="layout" svg:width="0.017cm" svg:height="0.042cm" svg:x="8.019cm" svg:y="10.72cm" svg:viewBox="0 0 18 43" draw:points="0,43 18,43 18,0 0,0">
          <text:p/>
        </draw:polygon>
        <draw:polygon draw:style-name="gr7" draw:text-style-name="P8" draw:layer="layout" svg:width="5.602cm" svg:height="0.017cm" svg:x="8.036cm" svg:y="10.72cm" svg:viewBox="0 0 5603 18" draw:points="0,18 5603,18 5603,0 0,0">
          <text:p/>
        </draw:polygon>
        <draw:polygon draw:style-name="gr4" draw:text-style-name="P5" draw:layer="layout" svg:width="5.602cm" svg:height="0.025cm" svg:x="8.036cm" svg:y="10.737cm" svg:viewBox="0 0 5603 26" draw:points="0,26 5603,26 5603,0 0,0">
          <text:p/>
        </draw:polygon>
        <draw:polygon draw:style-name="gr7" draw:text-style-name="P8" draw:layer="layout" svg:width="0.016cm" svg:height="0.042cm" svg:x="13.638cm" svg:y="10.72cm" svg:viewBox="0 0 17 43" draw:points="0,43 17,43 17,0 0,0">
          <text:p/>
        </draw:polygon>
        <draw:polygon draw:style-name="gr7" draw:text-style-name="P8" draw:layer="layout" svg:width="5.602cm" svg:height="0.017cm" svg:x="13.654cm" svg:y="10.72cm" svg:viewBox="0 0 5603 18" draw:points="0,18 5603,18 5603,0 0,0">
          <text:p/>
        </draw:polygon>
        <draw:polygon draw:style-name="gr4" draw:text-style-name="P5" draw:layer="layout" svg:width="5.602cm" svg:height="0.025cm" svg:x="13.654cm" svg:y="10.737cm" svg:viewBox="0 0 5603 26" draw:points="0,26 5603,26 5603,0 0,0">
          <text:p/>
        </draw:polygon>
        <draw:polygon draw:style-name="gr7" draw:text-style-name="P8" draw:layer="layout" svg:width="0.017cm" svg:height="0.042cm" svg:x="19.256cm" svg:y="10.72cm" svg:viewBox="0 0 18 43" draw:points="0,43 18,43 18,0 0,0">
          <text:p/>
        </draw:polygon>
        <draw:polygon draw:style-name="gr4" draw:text-style-name="P5" draw:layer="layout" svg:width="5.62cm" svg:height="0.026cm" svg:x="2.408cm" svg:y="11.829cm" svg:viewBox="0 0 5621 27" draw:points="0,27 5621,27 5621,0 0,0">
          <text:p/>
        </draw:polygon>
        <draw:polygon draw:style-name="gr7" draw:text-style-name="P8" draw:layer="layout" svg:width="0.017cm" svg:height="1.093cm" svg:x="2.4cm" svg:y="10.762cm" svg:viewBox="0 0 18 1094" draw:points="0,1094 18,1094 18,0 0,0">
          <text:p/>
        </draw:polygon>
        <draw:polygon draw:style-name="gr4" draw:text-style-name="P5" draw:layer="layout" svg:width="5.618cm" svg:height="0.026cm" svg:x="8.028cm" svg:y="11.829cm" svg:viewBox="0 0 5619 27" draw:points="0,27 5619,27 5619,0 0,0">
          <text:p/>
        </draw:polygon>
        <draw:polygon draw:style-name="gr7" draw:text-style-name="P8" draw:layer="layout" svg:width="0.017cm" svg:height="1.093cm" svg:x="8.019cm" svg:y="10.762cm" svg:viewBox="0 0 18 1094" draw:points="0,1094 18,1094 18,0 0,0">
          <text:p/>
        </draw:polygon>
        <draw:polygon draw:style-name="gr4" draw:text-style-name="P5" draw:layer="layout" svg:width="5.618cm" svg:height="0.026cm" svg:x="13.646cm" svg:y="11.829cm" svg:viewBox="0 0 5619 27" draw:points="0,27 5619,27 5619,0 0,0">
          <text:p/>
        </draw:polygon>
        <draw:polygon draw:style-name="gr7" draw:text-style-name="P8" draw:layer="layout" svg:width="0.016cm" svg:height="1.093cm" svg:x="13.638cm" svg:y="10.762cm" svg:viewBox="0 0 17 1094" draw:points="0,1094 17,1094 17,0 0,0">
          <text:p/>
        </draw:polygon>
        <draw:polygon draw:style-name="gr7" draw:text-style-name="P8" draw:layer="layout" svg:width="0.017cm" svg:height="1.093cm" svg:x="19.256cm" svg:y="10.762cm" svg:viewBox="0 0 18 1094" draw:points="0,1094 18,1094 18,0 0,0">
          <text:p/>
        </draw:polygon>
        <draw:polygon draw:style-name="gr4" draw:text-style-name="P5" draw:layer="layout" svg:width="5.602cm" svg:height="0.228cm" svg:x="2.417cm" svg:y="11.876cm" svg:viewBox="0 0 5603 229" draw:points="0,229 5603,229 5603,0 0,0">
          <text:p/>
        </draw:polygon>
        <draw:polygon draw:style-name="gr4" draw:text-style-name="P5" draw:layer="layout" svg:width="0.123cm" svg:height="0.657cm" svg:x="2.417cm" svg:y="12.104cm" svg:viewBox="0 0 124 658" draw:points="0,658 124,658 124,0 0,0">
          <text:p/>
        </draw:polygon>
        <draw:polygon draw:style-name="gr4" draw:text-style-name="P5" draw:layer="layout" svg:width="0.203cm" svg:height="0.657cm" svg:x="7.816cm" svg:y="12.104cm" svg:viewBox="0 0 204 658" draw:points="0,658 204,658 204,0 0,0">
          <text:p/>
        </draw:polygon>
        <draw:polygon draw:style-name="gr4" draw:text-style-name="P5" draw:layer="layout" svg:width="5.602cm" svg:height="0.228cm" svg:x="2.417cm" svg:y="12.761cm" svg:viewBox="0 0 5603 229" draw:points="0,229 5603,229 5603,0 0,0">
          <text:p/>
        </draw:polygon>
        <draw:polygon draw:style-name="gr4" draw:text-style-name="P5" draw:layer="layout" svg:width="5.276cm" svg:height="0.657cm" svg:x="2.54cm" svg:y="12.104cm" svg:viewBox="0 0 5277 658" draw:points="0,658 5277,658 5277,0 0,0">
          <text:p/>
        </draw:polygon>
        <draw:frame draw:style-name="gr8" draw:text-style-name="P9" draw:layer="layout" svg:width="3.765cm" svg:height="0.39cm" svg:x="14.591cm" svg:y="11.178cm">
          <draw:text-box>
            <text:p text:style-name="P1"><text:span text:style-name="T6">18446744073709551615) </text:span></text:p>
          </draw:text-box>
        </draw:frame>
        <draw:polygon draw:style-name="gr4" draw:text-style-name="P5" draw:layer="layout" svg:width="5.602cm" svg:height="0.228cm" svg:x="8.036cm" svg:y="11.876cm" svg:viewBox="0 0 5603 229" draw:points="0,229 5603,229 5603,0 0,0">
          <text:p/>
        </draw:polygon>
        <draw:polygon draw:style-name="gr4" draw:text-style-name="P5" draw:layer="layout" svg:width="0.123cm" svg:height="0.657cm" svg:x="8.036cm" svg:y="12.104cm" svg:viewBox="0 0 124 658" draw:points="0,658 124,658 124,0 0,0">
          <text:p/>
        </draw:polygon>
        <draw:polygon draw:style-name="gr4" draw:text-style-name="P5" draw:layer="layout" svg:width="0.204cm" svg:height="0.657cm" svg:x="13.434cm" svg:y="12.104cm" svg:viewBox="0 0 205 658" draw:points="0,658 205,658 205,0 0,0">
          <text:p/>
        </draw:polygon>
        <draw:polygon draw:style-name="gr4" draw:text-style-name="P5" draw:layer="layout" svg:width="5.602cm" svg:height="0.228cm" svg:x="8.036cm" svg:y="12.761cm" svg:viewBox="0 0 5603 229" draw:points="0,229 5603,229 5603,0 0,0">
          <text:p/>
        </draw:polygon>
        <draw:polygon draw:style-name="gr4" draw:text-style-name="P5" draw:layer="layout" svg:width="5.275cm" svg:height="0.657cm" svg:x="8.159cm" svg:y="12.104cm" svg:viewBox="0 0 5276 658" draw:points="0,658 5276,658 5276,0 0,0">
          <text:p/>
        </draw:polygon>
        <draw:frame draw:style-name="gr8" draw:text-style-name="P9" draw:layer="layout" svg:width="1.086cm" svg:height="0.39cm" svg:x="4.683cm" svg:y="12.109cm">
          <draw:text-box>
            <text:p text:style-name="P1"><text:span text:style-name="T6">np.intp </text:span></text:p>
          </draw:text-box>
        </draw:frame>
        <draw:polygon draw:style-name="gr4" draw:text-style-name="P5" draw:layer="layout" svg:width="5.602cm" svg:height="0.025cm" svg:x="13.654cm" svg:y="11.876cm" svg:viewBox="0 0 5603 26" draw:points="0,26 5603,26 5603,0 0,0">
          <text:p/>
        </draw:polygon>
        <draw:polygon draw:style-name="gr4" draw:text-style-name="P5" draw:layer="layout" svg:width="0.123cm" svg:height="1.063cm" svg:x="13.654cm" svg:y="11.901cm" svg:viewBox="0 0 124 1064" draw:points="0,1064 124,1064 124,0 0,0">
          <text:p/>
        </draw:polygon>
        <draw:polygon draw:style-name="gr4" draw:text-style-name="P5" draw:layer="layout" svg:width="0.203cm" svg:height="1.063cm" svg:x="19.053cm" svg:y="11.901cm" svg:viewBox="0 0 204 1064" draw:points="0,1064 204,1064 204,0 0,0">
          <text:p/>
        </draw:polygon>
        <draw:polygon draw:style-name="gr4" draw:text-style-name="P5" draw:layer="layout" svg:width="5.602cm" svg:height="0.025cm" svg:x="13.654cm" svg:y="12.964cm" svg:viewBox="0 0 5603 26" draw:points="0,26 5603,26 5603,0 0,0">
          <text:p/>
        </draw:polygon>
        <draw:polygon draw:style-name="gr4" draw:text-style-name="P5" draw:layer="layout" svg:width="5.276cm" svg:height="0.407cm" svg:x="13.777cm" svg:y="11.901cm" svg:viewBox="0 0 5277 408" draw:points="0,408 5277,408 5277,0 0,0">
          <text:p/>
        </draw:polygon>
        <draw:frame draw:style-name="gr8" draw:text-style-name="P9" draw:layer="layout" svg:width="1.132cm" svg:height="0.39cm" svg:x="10.276cm" svg:y="12.109cm">
          <draw:text-box>
            <text:p text:style-name="P1"><text:span text:style-name="T6">intptr_t </text:span></text:p>
          </draw:text-box>
        </draw:frame>
        <draw:polygon draw:style-name="gr4" draw:text-style-name="P5" draw:layer="layout" svg:width="5.276cm" svg:height="0.656cm" svg:x="13.777cm" svg:y="12.308cm" svg:viewBox="0 0 5277 657" draw:points="0,657 5277,657 5277,0 0,0">
          <text:p/>
        </draw:polygon>
        <draw:polygon draw:style-name="gr9" draw:text-style-name="P10" draw:layer="layout" svg:width="0.966cm" svg:height="0.415cm" svg:x="16.787cm" svg:y="12.295cm" svg:viewBox="0 0 967 416" draw:points="0,416 967,416 967,0 0,0">
          <text:p/>
        </draw:polygon>
        <draw:frame draw:style-name="gr8" draw:text-style-name="P9" draw:layer="layout" svg:width="5.078cm" svg:height="0.39cm" svg:x="13.934cm" svg:y="11.906cm">
          <draw:text-box>
            <text:p text:style-name="P1"><text:span text:style-name="T6">Integer used for indexing, typically </text:span></text:p>
          </draw:text-box>
        </draw:frame>
        <draw:polygon draw:style-name="gr7" draw:text-style-name="P8" draw:layer="layout" svg:width="0.017cm" svg:height="0.042cm" svg:x="2.4cm" svg:y="11.855cm" svg:viewBox="0 0 18 43" draw:points="0,43 18,43 18,0 0,0">
          <text:p/>
        </draw:polygon>
        <draw:polygon draw:style-name="gr7" draw:text-style-name="P8" draw:layer="layout" svg:width="5.602cm" svg:height="0.017cm" svg:x="2.417cm" svg:y="11.855cm" svg:viewBox="0 0 5603 18" draw:points="0,18 5603,18 5603,0 0,0">
          <text:p/>
        </draw:polygon>
        <draw:polygon draw:style-name="gr4" draw:text-style-name="P5" draw:layer="layout" svg:width="5.602cm" svg:height="0.025cm" svg:x="2.417cm" svg:y="11.872cm" svg:viewBox="0 0 5603 26" draw:points="0,26 5603,26 5603,0 0,0">
          <text:p/>
        </draw:polygon>
        <draw:polygon draw:style-name="gr7" draw:text-style-name="P8" draw:layer="layout" svg:width="0.017cm" svg:height="0.042cm" svg:x="8.019cm" svg:y="11.855cm" svg:viewBox="0 0 18 43" draw:points="0,43 18,43 18,0 0,0">
          <text:p/>
        </draw:polygon>
        <draw:polygon draw:style-name="gr7" draw:text-style-name="P8" draw:layer="layout" svg:width="5.602cm" svg:height="0.017cm" svg:x="8.036cm" svg:y="11.855cm" svg:viewBox="0 0 5603 18" draw:points="0,18 5603,18 5603,0 0,0">
          <text:p/>
        </draw:polygon>
        <draw:polygon draw:style-name="gr4" draw:text-style-name="P5" draw:layer="layout" svg:width="5.602cm" svg:height="0.025cm" svg:x="8.036cm" svg:y="11.872cm" svg:viewBox="0 0 5603 26" draw:points="0,26 5603,26 5603,0 0,0">
          <text:p/>
        </draw:polygon>
        <draw:polygon draw:style-name="gr7" draw:text-style-name="P8" draw:layer="layout" svg:width="0.016cm" svg:height="0.042cm" svg:x="13.638cm" svg:y="11.855cm" svg:viewBox="0 0 17 43" draw:points="0,43 17,43 17,0 0,0">
          <text:p/>
        </draw:polygon>
        <draw:polygon draw:style-name="gr7" draw:text-style-name="P8" draw:layer="layout" svg:width="5.602cm" svg:height="0.017cm" svg:x="13.654cm" svg:y="11.855cm" svg:viewBox="0 0 5603 18" draw:points="0,18 5603,18 5603,0 0,0">
          <text:p/>
        </draw:polygon>
        <draw:polygon draw:style-name="gr4" draw:text-style-name="P5" draw:layer="layout" svg:width="5.602cm" svg:height="0.025cm" svg:x="13.654cm" svg:y="11.872cm" svg:viewBox="0 0 5603 26" draw:points="0,26 5603,26 5603,0 0,0">
          <text:p/>
        </draw:polygon>
        <draw:polygon draw:style-name="gr7" draw:text-style-name="P8" draw:layer="layout" svg:width="0.017cm" svg:height="0.042cm" svg:x="19.256cm" svg:y="11.855cm" svg:viewBox="0 0 18 43" draw:points="0,43 18,43 18,0 0,0">
          <text:p/>
        </draw:polygon>
        <draw:polygon draw:style-name="gr4" draw:text-style-name="P5" draw:layer="layout" svg:width="5.62cm" svg:height="0.025cm" svg:x="2.408cm" svg:y="12.964cm" svg:viewBox="0 0 5621 26" draw:points="0,26 5621,26 5621,0 0,0">
          <text:p/>
        </draw:polygon>
        <draw:polygon draw:style-name="gr7" draw:text-style-name="P8" draw:layer="layout" svg:width="0.017cm" svg:height="1.092cm" svg:x="2.4cm" svg:y="11.897cm" svg:viewBox="0 0 18 1093" draw:points="0,1093 18,1093 18,0 0,0">
          <text:p/>
        </draw:polygon>
        <draw:polygon draw:style-name="gr4" draw:text-style-name="P5" draw:layer="layout" svg:width="5.618cm" svg:height="0.025cm" svg:x="8.028cm" svg:y="12.964cm" svg:viewBox="0 0 5619 26" draw:points="0,26 5619,26 5619,0 0,0">
          <text:p/>
        </draw:polygon>
        <draw:polygon draw:style-name="gr7" draw:text-style-name="P8" draw:layer="layout" svg:width="0.017cm" svg:height="1.092cm" svg:x="8.019cm" svg:y="11.897cm" svg:viewBox="0 0 18 1093" draw:points="0,1093 18,1093 18,0 0,0">
          <text:p/>
        </draw:polygon>
        <draw:polygon draw:style-name="gr4" draw:text-style-name="P5" draw:layer="layout" svg:width="5.618cm" svg:height="0.025cm" svg:x="13.646cm" svg:y="12.964cm" svg:viewBox="0 0 5619 26" draw:points="0,26 5619,26 5619,0 0,0">
          <text:p/>
        </draw:polygon>
        <draw:polygon draw:style-name="gr7" draw:text-style-name="P8" draw:layer="layout" svg:width="0.016cm" svg:height="1.092cm" svg:x="13.638cm" svg:y="11.897cm" svg:viewBox="0 0 17 1093" draw:points="0,1093 17,1093 17,0 0,0">
          <text:p/>
        </draw:polygon>
        <draw:polygon draw:style-name="gr7" draw:text-style-name="P8" draw:layer="layout" svg:width="0.017cm" svg:height="1.092cm" svg:x="19.256cm" svg:y="11.897cm" svg:viewBox="0 0 18 1093" draw:points="0,1093 18,1093 18,0 0,0">
          <text:p/>
        </draw:polygon>
        <draw:polygon draw:style-name="gr4" draw:text-style-name="P5" draw:layer="layout" svg:width="5.602cm" svg:height="0.229cm" svg:x="2.417cm" svg:y="13.01cm" svg:viewBox="0 0 5603 230" draw:points="0,230 5603,230 5603,0 0,0">
          <text:p/>
        </draw:polygon>
        <draw:polygon draw:style-name="gr4" draw:text-style-name="P5" draw:layer="layout" svg:width="0.123cm" svg:height="0.656cm" svg:x="2.417cm" svg:y="13.239cm" svg:viewBox="0 0 124 657" draw:points="0,657 124,657 124,0 0,0">
          <text:p/>
        </draw:polygon>
        <draw:polygon draw:style-name="gr4" draw:text-style-name="P5" draw:layer="layout" svg:width="0.203cm" svg:height="0.656cm" svg:x="7.816cm" svg:y="13.239cm" svg:viewBox="0 0 204 657" draw:points="0,657 204,657 204,0 0,0">
          <text:p/>
        </draw:polygon>
        <draw:polygon draw:style-name="gr4" draw:text-style-name="P5" draw:layer="layout" svg:width="5.602cm" svg:height="0.229cm" svg:x="2.417cm" svg:y="13.895cm" svg:viewBox="0 0 5603 230" draw:points="0,230 5603,230 5603,0 0,0">
          <text:p/>
        </draw:polygon>
        <draw:polygon draw:style-name="gr4" draw:text-style-name="P5" draw:layer="layout" svg:width="5.276cm" svg:height="0.656cm" svg:x="2.54cm" svg:y="13.239cm" svg:viewBox="0 0 5277 657" draw:points="0,657 5277,657 5277,0 0,0">
          <text:p/>
        </draw:polygon>
        <draw:frame draw:style-name="gr8" draw:text-style-name="P9" draw:layer="layout" svg:width="2.762cm" svg:height="0.39cm" svg:x="15.077cm" svg:y="12.312cm">
          <draw:text-box>
            <text:p text:style-name="P1"><text:span text:style-name="T6">the same as ssize_t </text:span></text:p>
          </draw:text-box>
        </draw:frame>
        <draw:polygon draw:style-name="gr4" draw:text-style-name="P5" draw:layer="layout" svg:width="5.602cm" svg:height="0.229cm" svg:x="8.036cm" svg:y="13.01cm" svg:viewBox="0 0 5603 230" draw:points="0,230 5603,230 5603,0 0,0">
          <text:p/>
        </draw:polygon>
        <draw:polygon draw:style-name="gr4" draw:text-style-name="P5" draw:layer="layout" svg:width="0.123cm" svg:height="0.656cm" svg:x="8.036cm" svg:y="13.239cm" svg:viewBox="0 0 124 657" draw:points="0,657 124,657 124,0 0,0">
          <text:p/>
        </draw:polygon>
        <draw:polygon draw:style-name="gr4" draw:text-style-name="P5" draw:layer="layout" svg:width="0.204cm" svg:height="0.656cm" svg:x="13.434cm" svg:y="13.239cm" svg:viewBox="0 0 205 657" draw:points="0,657 205,657 205,0 0,0">
          <text:p/>
        </draw:polygon>
        <draw:polygon draw:style-name="gr4" draw:text-style-name="P5" draw:layer="layout" svg:width="5.602cm" svg:height="0.229cm" svg:x="8.036cm" svg:y="13.895cm" svg:viewBox="0 0 5603 230" draw:points="0,230 5603,230 5603,0 0,0">
          <text:p/>
        </draw:polygon>
        <draw:polygon draw:style-name="gr4" draw:text-style-name="P5" draw:layer="layout" svg:width="5.275cm" svg:height="0.656cm" svg:x="8.159cm" svg:y="13.239cm" svg:viewBox="0 0 5276 657" draw:points="0,657 5276,657 5276,0 0,0">
          <text:p/>
        </draw:polygon>
        <draw:frame draw:style-name="gr8" draw:text-style-name="P9" draw:layer="layout" svg:width="1.264cm" svg:height="0.39cm" svg:x="4.594cm" svg:y="13.244cm">
          <draw:text-box>
            <text:p text:style-name="P1"><text:span text:style-name="T6">np.uintp </text:span></text:p>
          </draw:text-box>
        </draw:frame>
        <draw:polygon draw:style-name="gr4" draw:text-style-name="P5" draw:layer="layout" svg:width="5.602cm" svg:height="0.026cm" svg:x="13.654cm" svg:y="13.01cm" svg:viewBox="0 0 5603 27" draw:points="0,27 5603,27 5603,0 0,0">
          <text:p/>
        </draw:polygon>
        <draw:polygon draw:style-name="gr4" draw:text-style-name="P5" draw:layer="layout" svg:width="0.123cm" svg:height="1.063cm" svg:x="13.654cm" svg:y="13.036cm" svg:viewBox="0 0 124 1064" draw:points="0,1064 124,1064 124,0 0,0">
          <text:p/>
        </draw:polygon>
        <draw:polygon draw:style-name="gr4" draw:text-style-name="P5" draw:layer="layout" svg:width="0.203cm" svg:height="1.063cm" svg:x="19.053cm" svg:y="13.036cm" svg:viewBox="0 0 204 1064" draw:points="0,1064 204,1064 204,0 0,0">
          <text:p/>
        </draw:polygon>
        <draw:polygon draw:style-name="gr4" draw:text-style-name="P5" draw:layer="layout" svg:width="5.602cm" svg:height="0.025cm" svg:x="13.654cm" svg:y="14.099cm" svg:viewBox="0 0 5603 26" draw:points="0,26 5603,26 5603,0 0,0">
          <text:p/>
        </draw:polygon>
        <draw:polygon draw:style-name="gr4" draw:text-style-name="P5" draw:layer="layout" svg:width="5.276cm" svg:height="0.402cm" svg:x="13.777cm" svg:y="13.036cm" svg:viewBox="0 0 5277 403" draw:points="0,403 5277,403 5277,0 0,0">
          <text:p/>
        </draw:polygon>
        <draw:frame draw:style-name="gr8" draw:text-style-name="P9" draw:layer="layout" svg:width="1.31cm" svg:height="0.39cm" svg:x="10.187cm" svg:y="13.244cm">
          <draw:text-box>
            <text:p text:style-name="P1"><text:span text:style-name="T6">uintptr_t </text:span></text:p>
          </draw:text-box>
        </draw:frame>
        <draw:polygon draw:style-name="gr4" draw:text-style-name="P5" draw:layer="layout" svg:width="5.276cm" svg:height="0.661cm" svg:x="13.777cm" svg:y="13.438cm" svg:viewBox="0 0 5277 662" draw:points="0,662 5277,662 5277,0 0,0">
          <text:p/>
        </draw:polygon>
        <draw:frame draw:style-name="gr8" draw:text-style-name="P9" draw:layer="layout" svg:width="4.354cm" svg:height="0.39cm" svg:x="14.294cm" svg:y="13.041cm">
          <draw:text-box>
            <text:p text:style-name="P1"><text:span text:style-name="T6">Integer large enough to hold a </text:span></text:p>
          </draw:text-box>
        </draw:frame>
        <draw:polygon draw:style-name="gr7" draw:text-style-name="P8" draw:layer="layout" svg:width="0.017cm" svg:height="0.042cm" svg:x="2.4cm" svg:y="12.989cm" svg:viewBox="0 0 18 43" draw:points="0,43 18,43 18,0 0,0">
          <text:p/>
        </draw:polygon>
        <draw:polygon draw:style-name="gr7" draw:text-style-name="P8" draw:layer="layout" svg:width="5.602cm" svg:height="0.017cm" svg:x="2.417cm" svg:y="12.989cm" svg:viewBox="0 0 5603 18" draw:points="0,18 5603,18 5603,0 0,0">
          <text:p/>
        </draw:polygon>
        <draw:polygon draw:style-name="gr4" draw:text-style-name="P5" draw:layer="layout" svg:width="5.602cm" svg:height="0.025cm" svg:x="2.417cm" svg:y="13.006cm" svg:viewBox="0 0 5603 26" draw:points="0,26 5603,26 5603,0 0,0">
          <text:p/>
        </draw:polygon>
        <draw:polygon draw:style-name="gr7" draw:text-style-name="P8" draw:layer="layout" svg:width="0.017cm" svg:height="0.042cm" svg:x="8.019cm" svg:y="12.989cm" svg:viewBox="0 0 18 43" draw:points="0,43 18,43 18,0 0,0">
          <text:p/>
        </draw:polygon>
        <draw:polygon draw:style-name="gr7" draw:text-style-name="P8" draw:layer="layout" svg:width="5.602cm" svg:height="0.017cm" svg:x="8.036cm" svg:y="12.989cm" svg:viewBox="0 0 5603 18" draw:points="0,18 5603,18 5603,0 0,0">
          <text:p/>
        </draw:polygon>
        <draw:polygon draw:style-name="gr4" draw:text-style-name="P5" draw:layer="layout" svg:width="5.602cm" svg:height="0.025cm" svg:x="8.036cm" svg:y="13.006cm" svg:viewBox="0 0 5603 26" draw:points="0,26 5603,26 5603,0 0,0">
          <text:p/>
        </draw:polygon>
        <draw:polygon draw:style-name="gr7" draw:text-style-name="P8" draw:layer="layout" svg:width="0.016cm" svg:height="0.042cm" svg:x="13.638cm" svg:y="12.989cm" svg:viewBox="0 0 17 43" draw:points="0,43 17,43 17,0 0,0">
          <text:p/>
        </draw:polygon>
        <draw:polygon draw:style-name="gr7" draw:text-style-name="P8" draw:layer="layout" svg:width="5.602cm" svg:height="0.017cm" svg:x="13.654cm" svg:y="12.989cm" svg:viewBox="0 0 5603 18" draw:points="0,18 5603,18 5603,0 0,0">
          <text:p/>
        </draw:polygon>
        <draw:polygon draw:style-name="gr4" draw:text-style-name="P5" draw:layer="layout" svg:width="5.602cm" svg:height="0.025cm" svg:x="13.654cm" svg:y="13.006cm" svg:viewBox="0 0 5603 26" draw:points="0,26 5603,26 5603,0 0,0">
          <text:p/>
        </draw:polygon>
        <draw:polygon draw:style-name="gr7" draw:text-style-name="P8" draw:layer="layout" svg:width="0.017cm" svg:height="0.042cm" svg:x="19.256cm" svg:y="12.989cm" svg:viewBox="0 0 18 43" draw:points="0,43 18,43 18,0 0,0">
          <text:p/>
        </draw:polygon>
        <draw:polygon draw:style-name="gr4" draw:text-style-name="P5" draw:layer="layout" svg:width="5.62cm" svg:height="0.025cm" svg:x="2.408cm" svg:y="14.099cm" svg:viewBox="0 0 5621 26" draw:points="0,26 5621,26 5621,0 0,0">
          <text:p/>
        </draw:polygon>
        <draw:polygon draw:style-name="gr7" draw:text-style-name="P8" draw:layer="layout" svg:width="0.017cm" svg:height="1.093cm" svg:x="2.4cm" svg:y="13.031cm" svg:viewBox="0 0 18 1094" draw:points="0,1094 18,1094 18,0 0,0">
          <text:p/>
        </draw:polygon>
        <draw:polygon draw:style-name="gr4" draw:text-style-name="P5" draw:layer="layout" svg:width="5.618cm" svg:height="0.025cm" svg:x="8.028cm" svg:y="14.099cm" svg:viewBox="0 0 5619 26" draw:points="0,26 5619,26 5619,0 0,0">
          <text:p/>
        </draw:polygon>
        <draw:polygon draw:style-name="gr7" draw:text-style-name="P8" draw:layer="layout" svg:width="0.017cm" svg:height="1.093cm" svg:x="8.019cm" svg:y="13.031cm" svg:viewBox="0 0 18 1094" draw:points="0,1094 18,1094 18,0 0,0">
          <text:p/>
        </draw:polygon>
        <draw:polygon draw:style-name="gr4" draw:text-style-name="P5" draw:layer="layout" svg:width="5.618cm" svg:height="0.025cm" svg:x="13.646cm" svg:y="14.099cm" svg:viewBox="0 0 5619 26" draw:points="0,26 5619,26 5619,0 0,0">
          <text:p/>
        </draw:polygon>
        <draw:polygon draw:style-name="gr7" draw:text-style-name="P8" draw:layer="layout" svg:width="0.016cm" svg:height="1.093cm" svg:x="13.638cm" svg:y="13.031cm" svg:viewBox="0 0 17 1094" draw:points="0,1094 17,1094 17,0 0,0">
          <text:p/>
        </draw:polygon>
        <draw:polygon draw:style-name="gr7" draw:text-style-name="P8" draw:layer="layout" svg:width="0.017cm" svg:height="1.093cm" svg:x="19.256cm" svg:y="13.031cm" svg:viewBox="0 0 18 1094" draw:points="0,1094 18,1094 18,0 0,0">
          <text:p/>
        </draw:polygon>
        <draw:polygon draw:style-name="gr4" draw:text-style-name="P5" draw:layer="layout" svg:width="5.602cm" svg:height="0.026cm" svg:x="2.417cm" svg:y="14.141cm" svg:viewBox="0 0 5603 27" draw:points="0,27 5603,27 5603,0 0,0">
          <text:p/>
        </draw:polygon>
        <draw:polygon draw:style-name="gr4" draw:text-style-name="P5" draw:layer="layout" svg:width="0.123cm" svg:height="0.66cm" svg:x="2.417cm" svg:y="14.167cm" svg:viewBox="0 0 124 661" draw:points="0,661 124,661 124,0 0,0">
          <text:p/>
        </draw:polygon>
        <draw:polygon draw:style-name="gr4" draw:text-style-name="P5" draw:layer="layout" svg:width="0.203cm" svg:height="0.66cm" svg:x="7.816cm" svg:y="14.167cm" svg:viewBox="0 0 204 661" draw:points="0,661 204,661 204,0 0,0">
          <text:p/>
        </draw:polygon>
        <draw:polygon draw:style-name="gr4" draw:text-style-name="P5" draw:layer="layout" svg:width="5.602cm" svg:height="0.026cm" svg:x="2.417cm" svg:y="14.827cm" svg:viewBox="0 0 5603 27" draw:points="0,27 5603,27 5603,0 0,0">
          <text:p/>
        </draw:polygon>
        <draw:polygon draw:style-name="gr4" draw:text-style-name="P5" draw:layer="layout" svg:width="5.276cm" svg:height="0.66cm" svg:x="2.54cm" svg:y="14.167cm" svg:viewBox="0 0 5277 661" draw:points="0,661 5277,661 5277,0 0,0">
          <text:p/>
        </draw:polygon>
        <draw:frame draw:style-name="gr8" draw:text-style-name="P9" draw:layer="layout" svg:width="1.094cm" svg:height="0.39cm" svg:x="15.916cm" svg:y="13.443cm">
          <draw:text-box>
            <text:p text:style-name="P1"><text:span text:style-name="T6">pointer </text:span></text:p>
          </draw:text-box>
        </draw:frame>
        <draw:polygon draw:style-name="gr4" draw:text-style-name="P5" draw:layer="layout" svg:width="5.602cm" svg:height="0.026cm" svg:x="8.036cm" svg:y="14.141cm" svg:viewBox="0 0 5603 27" draw:points="0,27 5603,27 5603,0 0,0">
          <text:p/>
        </draw:polygon>
        <draw:polygon draw:style-name="gr4" draw:text-style-name="P5" draw:layer="layout" svg:width="0.123cm" svg:height="0.66cm" svg:x="8.036cm" svg:y="14.167cm" svg:viewBox="0 0 124 661" draw:points="0,661 124,661 124,0 0,0">
          <text:p/>
        </draw:polygon>
        <draw:polygon draw:style-name="gr4" draw:text-style-name="P5" draw:layer="layout" svg:width="0.204cm" svg:height="0.66cm" svg:x="13.434cm" svg:y="14.167cm" svg:viewBox="0 0 205 661" draw:points="0,661 205,661 205,0 0,0">
          <text:p/>
        </draw:polygon>
        <draw:polygon draw:style-name="gr4" draw:text-style-name="P5" draw:layer="layout" svg:width="5.602cm" svg:height="0.026cm" svg:x="8.036cm" svg:y="14.827cm" svg:viewBox="0 0 5603 27" draw:points="0,27 5603,27 5603,0 0,0">
          <text:p/>
        </draw:polygon>
        <draw:polygon draw:style-name="gr4" draw:text-style-name="P5" draw:layer="layout" svg:width="5.275cm" svg:height="0.66cm" svg:x="8.159cm" svg:y="14.167cm" svg:viewBox="0 0 5276 661" draw:points="0,661 5276,661 5276,0 0,0">
          <text:p/>
        </draw:polygon>
        <draw:frame draw:style-name="gr8" draw:text-style-name="P9" draw:layer="layout" svg:width="1.539cm" svg:height="0.39cm" svg:x="4.458cm" svg:y="14.172cm">
          <draw:text-box>
            <text:p text:style-name="P1"><text:span text:style-name="T6">np.float32 </text:span></text:p>
          </draw:text-box>
        </draw:frame>
        <draw:polygon draw:style-name="gr4" draw:text-style-name="P5" draw:layer="layout" svg:width="5.602cm" svg:height="0.712cm" svg:x="13.654cm" svg:y="14.141cm" svg:viewBox="0 0 5603 713" draw:points="0,713 5603,713 5603,0 0,0">
          <text:p/>
        </draw:polygon>
        <draw:polygon draw:style-name="gr4" draw:text-style-name="P5" draw:layer="layout" svg:width="5.276cm" svg:height="0.33cm" svg:x="13.777cm" svg:y="14.497cm" svg:viewBox="0 0 5277 331" draw:points="0,331 5277,331 5277,0 0,0">
          <text:p/>
        </draw:polygon>
        <draw:frame draw:style-name="gr8" draw:text-style-name="P9" draw:layer="layout" svg:width="0.739cm" svg:height="0.39cm" svg:x="10.471cm" svg:y="14.172cm">
          <draw:text-box>
            <text:p text:style-name="P1"><text:span text:style-name="T6">float </text:span></text:p>
          </draw:text-box>
        </draw:frame>
        <draw:polygon draw:style-name="gr7" draw:text-style-name="P8" draw:layer="layout" svg:width="0.017cm" svg:height="0.043cm" svg:x="2.4cm" svg:y="14.124cm" svg:viewBox="0 0 18 44" draw:points="0,44 18,44 18,0 0,0">
          <text:p/>
        </draw:polygon>
        <draw:polygon draw:style-name="gr7" draw:text-style-name="P8" draw:layer="layout" svg:width="5.602cm" svg:height="0.017cm" svg:x="2.417cm" svg:y="14.124cm" svg:viewBox="0 0 5603 18" draw:points="0,18 5603,18 5603,0 0,0">
          <text:p/>
        </draw:polygon>
        <draw:polygon draw:style-name="gr4" draw:text-style-name="P5" draw:layer="layout" svg:width="5.602cm" svg:height="0.026cm" svg:x="2.417cm" svg:y="14.141cm" svg:viewBox="0 0 5603 27" draw:points="0,27 5603,27 5603,0 0,0">
          <text:p/>
        </draw:polygon>
        <draw:polygon draw:style-name="gr7" draw:text-style-name="P8" draw:layer="layout" svg:width="0.017cm" svg:height="0.043cm" svg:x="8.019cm" svg:y="14.124cm" svg:viewBox="0 0 18 44" draw:points="0,44 18,44 18,0 0,0">
          <text:p/>
        </draw:polygon>
        <draw:polygon draw:style-name="gr7" draw:text-style-name="P8" draw:layer="layout" svg:width="5.602cm" svg:height="0.017cm" svg:x="8.036cm" svg:y="14.124cm" svg:viewBox="0 0 5603 18" draw:points="0,18 5603,18 5603,0 0,0">
          <text:p/>
        </draw:polygon>
        <draw:polygon draw:style-name="gr4" draw:text-style-name="P5" draw:layer="layout" svg:width="5.602cm" svg:height="0.026cm" svg:x="8.036cm" svg:y="14.141cm" svg:viewBox="0 0 5603 27" draw:points="0,27 5603,27 5603,0 0,0">
          <text:p/>
        </draw:polygon>
        <draw:polygon draw:style-name="gr7" draw:text-style-name="P8" draw:layer="layout" svg:width="0.016cm" svg:height="0.043cm" svg:x="13.638cm" svg:y="14.124cm" svg:viewBox="0 0 17 44" draw:points="0,44 17,44 17,0 0,0">
          <text:p/>
        </draw:polygon>
        <draw:polygon draw:style-name="gr7" draw:text-style-name="P8" draw:layer="layout" svg:width="5.602cm" svg:height="0.017cm" svg:x="13.654cm" svg:y="14.124cm" svg:viewBox="0 0 5603 18" draw:points="0,18 5603,18 5603,0 0,0">
          <text:p/>
        </draw:polygon>
        <draw:polygon draw:style-name="gr4" draw:text-style-name="P5" draw:layer="layout" svg:width="5.602cm" svg:height="0.026cm" svg:x="13.654cm" svg:y="14.141cm" svg:viewBox="0 0 5603 27" draw:points="0,27 5603,27 5603,0 0,0">
          <text:p/>
        </draw:polygon>
        <draw:polygon draw:style-name="gr7" draw:text-style-name="P8" draw:layer="layout" svg:width="0.017cm" svg:height="0.043cm" svg:x="19.256cm" svg:y="14.124cm" svg:viewBox="0 0 18 44" draw:points="0,44 18,44 18,0 0,0">
          <text:p/>
        </draw:polygon>
        <draw:polygon draw:style-name="gr4" draw:text-style-name="P5" draw:layer="layout" svg:width="5.62cm" svg:height="0.026cm" svg:x="2.408cm" svg:y="14.827cm" svg:viewBox="0 0 5621 27" draw:points="0,27 5621,27 5621,0 0,0">
          <text:p/>
        </draw:polygon>
        <draw:polygon draw:style-name="gr7" draw:text-style-name="P8" draw:layer="layout" svg:width="0.017cm" svg:height="0.686cm" svg:x="2.4cm" svg:y="14.167cm" svg:viewBox="0 0 18 687" draw:points="0,687 18,687 18,0 0,0">
          <text:p/>
        </draw:polygon>
        <draw:polygon draw:style-name="gr4" draw:text-style-name="P5" draw:layer="layout" svg:width="5.618cm" svg:height="0.026cm" svg:x="8.028cm" svg:y="14.827cm" svg:viewBox="0 0 5619 27" draw:points="0,27 5619,27 5619,0 0,0">
          <text:p/>
        </draw:polygon>
        <draw:polygon draw:style-name="gr7" draw:text-style-name="P8" draw:layer="layout" svg:width="0.017cm" svg:height="0.686cm" svg:x="8.019cm" svg:y="14.167cm" svg:viewBox="0 0 18 687" draw:points="0,687 18,687 18,0 0,0">
          <text:p/>
        </draw:polygon>
        <draw:polygon draw:style-name="gr4" draw:text-style-name="P5" draw:layer="layout" svg:width="5.618cm" svg:height="0.026cm" svg:x="13.646cm" svg:y="14.827cm" svg:viewBox="0 0 5619 27" draw:points="0,27 5619,27 5619,0 0,0">
          <text:p/>
        </draw:polygon>
        <draw:polygon draw:style-name="gr7" draw:text-style-name="P8" draw:layer="layout" svg:width="0.016cm" svg:height="0.686cm" svg:x="13.638cm" svg:y="14.167cm" svg:viewBox="0 0 17 687" draw:points="0,687 17,687 17,0 0,0">
          <text:p/>
        </draw:polygon>
        <draw:polygon draw:style-name="gr7" draw:text-style-name="P8" draw:layer="layout" svg:width="0.017cm" svg:height="0.686cm" svg:x="19.256cm" svg:y="14.167cm" svg:viewBox="0 0 18 687" draw:points="0,687 18,687 18,0 0,0">
          <text:p/>
        </draw:polygon>
        <draw:polygon draw:style-name="gr4" draw:text-style-name="P5" draw:layer="layout" svg:width="5.602cm" svg:height="0.224cm" svg:x="2.417cm" svg:y="14.874cm" svg:viewBox="0 0 5603 225" draw:points="0,225 5603,225 5603,0 0,0">
          <text:p/>
        </draw:polygon>
        <draw:polygon draw:style-name="gr4" draw:text-style-name="P5" draw:layer="layout" svg:width="0.123cm" svg:height="0.66cm" svg:x="2.417cm" svg:y="15.098cm" svg:viewBox="0 0 124 661" draw:points="0,661 124,661 124,0 0,0">
          <text:p/>
        </draw:polygon>
        <draw:polygon draw:style-name="gr4" draw:text-style-name="P5" draw:layer="layout" svg:width="0.203cm" svg:height="0.66cm" svg:x="7.816cm" svg:y="15.098cm" svg:viewBox="0 0 204 661" draw:points="0,661 204,661 204,0 0,0">
          <text:p/>
        </draw:polygon>
        <draw:polygon draw:style-name="gr4" draw:text-style-name="P5" draw:layer="layout" svg:width="5.602cm" svg:height="0.229cm" svg:x="2.417cm" svg:y="15.758cm" svg:viewBox="0 0 5603 230" draw:points="0,230 5603,230 5603,0 0,0">
          <text:p/>
        </draw:polygon>
        <draw:polygon draw:style-name="gr4" draw:text-style-name="P5" draw:layer="layout" svg:width="5.276cm" svg:height="0.66cm" svg:x="2.54cm" svg:y="15.098cm" svg:viewBox="0 0 5277 661" draw:points="0,661 5277,661 5277,0 0,0">
          <text:p/>
        </draw:polygon>
        <draw:frame draw:style-name="gr8" draw:text-style-name="P9" draw:layer="layout" svg:width="0.35cm" svg:height="0.39cm" svg:x="16.415cm" svg:y="14.502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5.602cm" svg:height="0.224cm" svg:x="8.036cm" svg:y="14.874cm" svg:viewBox="0 0 5603 225" draw:points="0,225 5603,225 5603,0 0,0">
          <text:p/>
        </draw:polygon>
        <draw:polygon draw:style-name="gr4" draw:text-style-name="P5" draw:layer="layout" svg:width="0.123cm" svg:height="0.66cm" svg:x="8.036cm" svg:y="15.098cm" svg:viewBox="0 0 124 661" draw:points="0,661 124,661 124,0 0,0">
          <text:p/>
        </draw:polygon>
        <draw:polygon draw:style-name="gr4" draw:text-style-name="P5" draw:layer="layout" svg:width="0.204cm" svg:height="0.66cm" svg:x="13.434cm" svg:y="15.098cm" svg:viewBox="0 0 205 661" draw:points="0,661 205,661 205,0 0,0">
          <text:p/>
        </draw:polygon>
        <draw:polygon draw:style-name="gr4" draw:text-style-name="P5" draw:layer="layout" svg:width="5.602cm" svg:height="0.229cm" svg:x="8.036cm" svg:y="15.758cm" svg:viewBox="0 0 5603 230" draw:points="0,230 5603,230 5603,0 0,0">
          <text:p/>
        </draw:polygon>
        <draw:polygon draw:style-name="gr4" draw:text-style-name="P5" draw:layer="layout" svg:width="5.275cm" svg:height="0.66cm" svg:x="8.159cm" svg:y="15.098cm" svg:viewBox="0 0 5276 661" draw:points="0,661 5276,661 5276,0 0,0">
          <text:p/>
        </draw:polygon>
        <draw:frame draw:style-name="gr8" draw:text-style-name="P9" draw:layer="layout" svg:width="3.084cm" svg:height="0.39cm" svg:x="3.688cm" svg:y="15.103cm">
          <draw:text-box>
            <text:p text:style-name="P1"><text:span text:style-name="T6">np.float64 / np.float_ </text:span></text:p>
          </draw:text-box>
        </draw:frame>
        <draw:polygon draw:style-name="gr4" draw:text-style-name="P5" draw:layer="layout" svg:width="5.602cm" svg:height="0.025cm" svg:x="13.654cm" svg:y="14.874cm" svg:viewBox="0 0 5603 26" draw:points="0,26 5603,26 5603,0 0,0">
          <text:p/>
        </draw:polygon>
        <draw:polygon draw:style-name="gr4" draw:text-style-name="P5" draw:layer="layout" svg:width="0.123cm" svg:height="1.063cm" svg:x="13.654cm" svg:y="14.899cm" svg:viewBox="0 0 124 1064" draw:points="0,1064 124,1064 124,0 0,0">
          <text:p/>
        </draw:polygon>
        <draw:polygon draw:style-name="gr4" draw:text-style-name="P5" draw:layer="layout" svg:width="0.203cm" svg:height="1.063cm" svg:x="19.053cm" svg:y="14.899cm" svg:viewBox="0 0 204 1064" draw:points="0,1064 204,1064 204,0 0,0">
          <text:p/>
        </draw:polygon>
        <draw:polygon draw:style-name="gr4" draw:text-style-name="P5" draw:layer="layout" svg:width="5.602cm" svg:height="0.025cm" svg:x="13.654cm" svg:y="15.962cm" svg:viewBox="0 0 5603 26" draw:points="0,26 5603,26 5603,0 0,0">
          <text:p/>
        </draw:polygon>
        <draw:polygon draw:style-name="gr4" draw:text-style-name="P5" draw:layer="layout" svg:width="5.276cm" svg:height="0.402cm" svg:x="13.777cm" svg:y="14.899cm" svg:viewBox="0 0 5277 403" draw:points="0,403 5277,403 5277,0 0,0">
          <text:p/>
        </draw:polygon>
        <draw:frame draw:style-name="gr8" draw:text-style-name="P9" draw:layer="layout" svg:width="1.056cm" svg:height="0.39cm" svg:x="10.314cm" svg:y="15.103cm">
          <draw:text-box>
            <text:p text:style-name="P1"><text:span text:style-name="T6">double </text:span></text:p>
          </draw:text-box>
        </draw:frame>
        <draw:polygon draw:style-name="gr4" draw:text-style-name="P5" draw:layer="layout" svg:width="5.276cm" svg:height="0.661cm" svg:x="13.777cm" svg:y="15.301cm" svg:viewBox="0 0 5277 662" draw:points="0,662 5277,662 5277,0 0,0">
          <text:p/>
        </draw:polygon>
        <draw:frame draw:style-name="gr8" draw:text-style-name="P9" draw:layer="layout" svg:width="5.141cm" svg:height="0.39cm" svg:x="13.892cm" svg:y="14.904cm">
          <draw:text-box>
            <text:p text:style-name="P1"><text:span text:style-name="T6">Note that this matches the precision </text:span></text:p>
          </draw:text-box>
        </draw:frame>
        <draw:polygon draw:style-name="gr7" draw:text-style-name="P8" draw:layer="layout" svg:width="0.017cm" svg:height="0.042cm" svg:x="2.4cm" svg:y="14.853cm" svg:viewBox="0 0 18 43" draw:points="0,43 18,43 18,0 0,0">
          <text:p/>
        </draw:polygon>
        <draw:polygon draw:style-name="gr7" draw:text-style-name="P8" draw:layer="layout" svg:width="5.602cm" svg:height="0.016cm" svg:x="2.417cm" svg:y="14.853cm" svg:viewBox="0 0 5603 17" draw:points="0,17 5603,17 5603,0 0,0">
          <text:p/>
        </draw:polygon>
        <draw:polygon draw:style-name="gr4" draw:text-style-name="P5" draw:layer="layout" svg:width="5.602cm" svg:height="0.026cm" svg:x="2.417cm" svg:y="14.869cm" svg:viewBox="0 0 5603 27" draw:points="0,27 5603,27 5603,0 0,0">
          <text:p/>
        </draw:polygon>
        <draw:polygon draw:style-name="gr7" draw:text-style-name="P8" draw:layer="layout" svg:width="0.017cm" svg:height="0.042cm" svg:x="8.019cm" svg:y="14.853cm" svg:viewBox="0 0 18 43" draw:points="0,43 18,43 18,0 0,0">
          <text:p/>
        </draw:polygon>
        <draw:polygon draw:style-name="gr7" draw:text-style-name="P8" draw:layer="layout" svg:width="5.602cm" svg:height="0.016cm" svg:x="8.036cm" svg:y="14.853cm" svg:viewBox="0 0 5603 17" draw:points="0,17 5603,17 5603,0 0,0">
          <text:p/>
        </draw:polygon>
        <draw:polygon draw:style-name="gr4" draw:text-style-name="P5" draw:layer="layout" svg:width="5.602cm" svg:height="0.026cm" svg:x="8.036cm" svg:y="14.869cm" svg:viewBox="0 0 5603 27" draw:points="0,27 5603,27 5603,0 0,0">
          <text:p/>
        </draw:polygon>
        <draw:polygon draw:style-name="gr7" draw:text-style-name="P8" draw:layer="layout" svg:width="0.016cm" svg:height="0.042cm" svg:x="13.638cm" svg:y="14.853cm" svg:viewBox="0 0 17 43" draw:points="0,43 17,43 17,0 0,0">
          <text:p/>
        </draw:polygon>
        <draw:polygon draw:style-name="gr7" draw:text-style-name="P8" draw:layer="layout" svg:width="5.602cm" svg:height="0.016cm" svg:x="13.654cm" svg:y="14.853cm" svg:viewBox="0 0 5603 17" draw:points="0,17 5603,17 5603,0 0,0">
          <text:p/>
        </draw:polygon>
        <draw:polygon draw:style-name="gr4" draw:text-style-name="P5" draw:layer="layout" svg:width="5.602cm" svg:height="0.026cm" svg:x="13.654cm" svg:y="14.869cm" svg:viewBox="0 0 5603 27" draw:points="0,27 5603,27 5603,0 0,0">
          <text:p/>
        </draw:polygon>
        <draw:polygon draw:style-name="gr7" draw:text-style-name="P8" draw:layer="layout" svg:width="0.017cm" svg:height="0.042cm" svg:x="19.256cm" svg:y="14.853cm" svg:viewBox="0 0 18 43" draw:points="0,43 18,43 18,0 0,0">
          <text:p/>
        </draw:polygon>
        <draw:polygon draw:style-name="gr4" draw:text-style-name="P5" draw:layer="layout" svg:width="5.62cm" svg:height="0.025cm" svg:x="2.408cm" svg:y="15.962cm" svg:viewBox="0 0 5621 26" draw:points="0,26 5621,26 5621,0 0,0">
          <text:p/>
        </draw:polygon>
        <draw:polygon draw:style-name="gr7" draw:text-style-name="P8" draw:layer="layout" svg:width="0.017cm" svg:height="1.092cm" svg:x="2.4cm" svg:y="14.895cm" svg:viewBox="0 0 18 1093" draw:points="0,1093 18,1093 18,0 0,0">
          <text:p/>
        </draw:polygon>
        <draw:polygon draw:style-name="gr4" draw:text-style-name="P5" draw:layer="layout" svg:width="5.618cm" svg:height="0.025cm" svg:x="8.028cm" svg:y="15.962cm" svg:viewBox="0 0 5619 26" draw:points="0,26 5619,26 5619,0 0,0">
          <text:p/>
        </draw:polygon>
        <draw:polygon draw:style-name="gr7" draw:text-style-name="P8" draw:layer="layout" svg:width="0.017cm" svg:height="1.092cm" svg:x="8.019cm" svg:y="14.895cm" svg:viewBox="0 0 18 1093" draw:points="0,1093 18,1093 18,0 0,0">
          <text:p/>
        </draw:polygon>
        <draw:polygon draw:style-name="gr4" draw:text-style-name="P5" draw:layer="layout" svg:width="5.618cm" svg:height="0.025cm" svg:x="13.646cm" svg:y="15.962cm" svg:viewBox="0 0 5619 26" draw:points="0,26 5619,26 5619,0 0,0">
          <text:p/>
        </draw:polygon>
        <draw:polygon draw:style-name="gr7" draw:text-style-name="P8" draw:layer="layout" svg:width="0.016cm" svg:height="1.092cm" svg:x="13.638cm" svg:y="14.895cm" svg:viewBox="0 0 17 1093" draw:points="0,1093 17,1093 17,0 0,0">
          <text:p/>
        </draw:polygon>
        <draw:polygon draw:style-name="gr7" draw:text-style-name="P8" draw:layer="layout" svg:width="0.017cm" svg:height="1.092cm" svg:x="19.256cm" svg:y="14.895cm" svg:viewBox="0 0 18 1093" draw:points="0,1093 18,1093 18,0 0,0">
          <text:p/>
        </draw:polygon>
        <draw:polygon draw:style-name="gr4" draw:text-style-name="P5" draw:layer="layout" svg:width="5.602cm" svg:height="0.432cm" svg:x="2.417cm" svg:y="16.004cm" svg:viewBox="0 0 5603 433" draw:points="0,433 5603,433 5603,0 0,0">
          <text:p/>
        </draw:polygon>
        <draw:polygon draw:style-name="gr4" draw:text-style-name="P5" draw:layer="layout" svg:width="0.123cm" svg:height="0.66cm" svg:x="2.417cm" svg:y="16.436cm" svg:viewBox="0 0 124 661" draw:points="0,661 124,661 124,0 0,0">
          <text:p/>
        </draw:polygon>
        <draw:polygon draw:style-name="gr4" draw:text-style-name="P5" draw:layer="layout" svg:width="0.203cm" svg:height="0.66cm" svg:x="7.816cm" svg:y="16.436cm" svg:viewBox="0 0 204 661" draw:points="0,661 204,661 204,0 0,0">
          <text:p/>
        </draw:polygon>
        <draw:polygon draw:style-name="gr4" draw:text-style-name="P5" draw:layer="layout" svg:width="5.602cm" svg:height="0.432cm" svg:x="2.417cm" svg:y="17.096cm" svg:viewBox="0 0 5603 433" draw:points="0,433 5603,433 5603,0 0,0">
          <text:p/>
        </draw:polygon>
        <draw:polygon draw:style-name="gr4" draw:text-style-name="P5" draw:layer="layout" svg:width="5.276cm" svg:height="0.66cm" svg:x="2.54cm" svg:y="16.436cm" svg:viewBox="0 0 5277 661" draw:points="0,661 5277,661 5277,0 0,0">
          <text:p/>
        </draw:polygon>
        <draw:frame draw:style-name="gr8" draw:text-style-name="P9" draw:layer="layout" svg:width="3.82cm" svg:height="0.39cm" svg:x="14.557cm" svg:y="15.306cm">
          <draw:text-box>
            <text:p text:style-name="P1"><text:span text:style-name="T6">of the builtin python float. </text:span></text:p>
          </draw:text-box>
        </draw:frame>
        <draw:polygon draw:style-name="gr4" draw:text-style-name="P5" draw:layer="layout" svg:width="5.602cm" svg:height="0.432cm" svg:x="8.036cm" svg:y="16.004cm" svg:viewBox="0 0 5603 433" draw:points="0,433 5603,433 5603,0 0,0">
          <text:p/>
        </draw:polygon>
        <draw:polygon draw:style-name="gr4" draw:text-style-name="P5" draw:layer="layout" svg:width="0.123cm" svg:height="0.66cm" svg:x="8.036cm" svg:y="16.436cm" svg:viewBox="0 0 124 661" draw:points="0,661 124,661 124,0 0,0">
          <text:p/>
        </draw:polygon>
        <draw:polygon draw:style-name="gr4" draw:text-style-name="P5" draw:layer="layout" svg:width="0.204cm" svg:height="0.66cm" svg:x="13.434cm" svg:y="16.436cm" svg:viewBox="0 0 205 661" draw:points="0,661 205,661 205,0 0,0">
          <text:p/>
        </draw:polygon>
        <draw:polygon draw:style-name="gr4" draw:text-style-name="P5" draw:layer="layout" svg:width="5.602cm" svg:height="0.432cm" svg:x="8.036cm" svg:y="17.096cm" svg:viewBox="0 0 5603 433" draw:points="0,433 5603,433 5603,0 0,0">
          <text:p/>
        </draw:polygon>
        <draw:polygon draw:style-name="gr4" draw:text-style-name="P5" draw:layer="layout" svg:width="5.275cm" svg:height="0.66cm" svg:x="8.159cm" svg:y="16.436cm" svg:viewBox="0 0 5276 661" draw:points="0,661 5276,661 5276,0 0,0">
          <text:p/>
        </draw:polygon>
        <draw:frame draw:style-name="gr8" draw:text-style-name="P9" draw:layer="layout" svg:width="2.11cm" svg:height="0.39cm" svg:x="4.175cm" svg:y="16.441cm">
          <draw:text-box>
            <text:p text:style-name="P1"><text:span text:style-name="T6">np.complex64 </text:span></text:p>
          </draw:text-box>
        </draw:frame>
        <draw:polygon draw:style-name="gr4" draw:text-style-name="P5" draw:layer="layout" svg:width="5.602cm" svg:height="0.025cm" svg:x="13.654cm" svg:y="16.004cm" svg:viewBox="0 0 5603 26" draw:points="0,26 5603,26 5603,0 0,0">
          <text:p/>
        </draw:polygon>
        <draw:polygon draw:style-name="gr4" draw:text-style-name="P5" draw:layer="layout" svg:width="0.123cm" svg:height="1.474cm" svg:x="13.654cm" svg:y="16.029cm" svg:viewBox="0 0 124 1475" draw:points="0,1475 124,1475 124,0 0,0">
          <text:p/>
        </draw:polygon>
        <draw:polygon draw:style-name="gr4" draw:text-style-name="P5" draw:layer="layout" svg:width="0.203cm" svg:height="1.474cm" svg:x="19.053cm" svg:y="16.029cm" svg:viewBox="0 0 204 1475" draw:points="0,1475 204,1475 204,0 0,0">
          <text:p/>
        </draw:polygon>
        <draw:polygon draw:style-name="gr4" draw:text-style-name="P5" draw:layer="layout" svg:width="5.602cm" svg:height="0.025cm" svg:x="13.654cm" svg:y="17.503cm" svg:viewBox="0 0 5603 26" draw:points="0,26 5603,26 5603,0 0,0">
          <text:p/>
        </draw:polygon>
        <draw:polygon draw:style-name="gr4" draw:text-style-name="P5" draw:layer="layout" svg:width="5.276cm" svg:height="0.407cm" svg:x="13.777cm" svg:y="16.029cm" svg:viewBox="0 0 5277 408" draw:points="0,408 5277,408 5277,0 0,0">
          <text:p/>
        </draw:polygon>
        <draw:frame draw:style-name="gr8" draw:text-style-name="P9" draw:layer="layout" svg:width="2.047cm" svg:height="0.39cm" svg:x="9.819cm" svg:y="16.441cm">
          <draw:text-box>
            <text:p text:style-name="P1"><text:span text:style-name="T6">float complex </text:span></text:p>
          </draw:text-box>
        </draw:frame>
        <draw:polygon draw:style-name="gr4" draw:text-style-name="P5" draw:layer="layout" svg:width="5.276cm" svg:height="0.406cm" svg:x="13.777cm" svg:y="16.436cm" svg:viewBox="0 0 5277 407" draw:points="0,407 5277,407 5277,0 0,0">
          <text:p/>
        </draw:polygon>
        <draw:frame draw:style-name="gr8" draw:text-style-name="P9" draw:layer="layout" svg:width="4.811cm" svg:height="0.39cm" svg:x="14.066cm" svg:y="16.034cm">
          <draw:text-box>
            <text:p text:style-name="P1"><text:span text:style-name="T6">Complex number, represented by </text:span></text:p>
          </draw:text-box>
        </draw:frame>
        <draw:polygon draw:style-name="gr4" draw:text-style-name="P5" draw:layer="layout" svg:width="5.276cm" svg:height="0.661cm" svg:x="13.777cm" svg:y="16.842cm" svg:viewBox="0 0 5277 662" draw:points="0,662 5277,662 5277,0 0,0">
          <text:p/>
        </draw:polygon>
        <draw:frame draw:style-name="gr8" draw:text-style-name="P9" draw:layer="layout" svg:width="5.289cm" svg:height="0.39cm" svg:x="13.824cm" svg:y="16.441cm">
          <draw:text-box>
            <text:p text:style-name="P1"><text:span text:style-name="T6">two 32-bit floats (real and imaginary </text:span></text:p>
          </draw:text-box>
        </draw:frame>
        <draw:polygon draw:style-name="gr7" draw:text-style-name="P8" draw:layer="layout" svg:width="0.017cm" svg:height="0.042cm" svg:x="2.4cm" svg:y="15.987cm" svg:viewBox="0 0 18 43" draw:points="0,43 18,43 18,0 0,0">
          <text:p/>
        </draw:polygon>
        <draw:polygon draw:style-name="gr7" draw:text-style-name="P8" draw:layer="layout" svg:width="5.602cm" svg:height="0.017cm" svg:x="2.417cm" svg:y="15.987cm" svg:viewBox="0 0 5603 18" draw:points="0,18 5603,18 5603,0 0,0">
          <text:p/>
        </draw:polygon>
        <draw:polygon draw:style-name="gr4" draw:text-style-name="P5" draw:layer="layout" svg:width="5.602cm" svg:height="0.025cm" svg:x="2.417cm" svg:y="16.004cm" svg:viewBox="0 0 5603 26" draw:points="0,26 5603,26 5603,0 0,0">
          <text:p/>
        </draw:polygon>
        <draw:polygon draw:style-name="gr7" draw:text-style-name="P8" draw:layer="layout" svg:width="0.017cm" svg:height="0.042cm" svg:x="8.019cm" svg:y="15.987cm" svg:viewBox="0 0 18 43" draw:points="0,43 18,43 18,0 0,0">
          <text:p/>
        </draw:polygon>
        <draw:polygon draw:style-name="gr7" draw:text-style-name="P8" draw:layer="layout" svg:width="5.602cm" svg:height="0.017cm" svg:x="8.036cm" svg:y="15.987cm" svg:viewBox="0 0 5603 18" draw:points="0,18 5603,18 5603,0 0,0">
          <text:p/>
        </draw:polygon>
        <draw:polygon draw:style-name="gr4" draw:text-style-name="P5" draw:layer="layout" svg:width="5.602cm" svg:height="0.025cm" svg:x="8.036cm" svg:y="16.004cm" svg:viewBox="0 0 5603 26" draw:points="0,26 5603,26 5603,0 0,0">
          <text:p/>
        </draw:polygon>
        <draw:polygon draw:style-name="gr7" draw:text-style-name="P8" draw:layer="layout" svg:width="0.016cm" svg:height="0.042cm" svg:x="13.638cm" svg:y="15.987cm" svg:viewBox="0 0 17 43" draw:points="0,43 17,43 17,0 0,0">
          <text:p/>
        </draw:polygon>
        <draw:polygon draw:style-name="gr7" draw:text-style-name="P8" draw:layer="layout" svg:width="5.602cm" svg:height="0.017cm" svg:x="13.654cm" svg:y="15.987cm" svg:viewBox="0 0 5603 18" draw:points="0,18 5603,18 5603,0 0,0">
          <text:p/>
        </draw:polygon>
        <draw:polygon draw:style-name="gr4" draw:text-style-name="P5" draw:layer="layout" svg:width="5.602cm" svg:height="0.025cm" svg:x="13.654cm" svg:y="16.004cm" svg:viewBox="0 0 5603 26" draw:points="0,26 5603,26 5603,0 0,0">
          <text:p/>
        </draw:polygon>
        <draw:polygon draw:style-name="gr7" draw:text-style-name="P8" draw:layer="layout" svg:width="0.017cm" svg:height="0.042cm" svg:x="19.256cm" svg:y="15.987cm" svg:viewBox="0 0 18 43" draw:points="0,43 18,43 18,0 0,0">
          <text:p/>
        </draw:polygon>
        <draw:polygon draw:style-name="gr4" draw:text-style-name="P5" draw:layer="layout" svg:width="5.62cm" svg:height="0.025cm" svg:x="2.408cm" svg:y="17.503cm" svg:viewBox="0 0 5621 26" draw:points="0,26 5621,26 5621,0 0,0">
          <text:p/>
        </draw:polygon>
        <draw:polygon draw:style-name="gr7" draw:text-style-name="P8" draw:layer="layout" svg:width="0.017cm" svg:height="1.499cm" svg:x="2.4cm" svg:y="16.029cm" svg:viewBox="0 0 18 1500" draw:points="0,1500 18,1500 18,0 0,0">
          <text:p/>
        </draw:polygon>
        <draw:polygon draw:style-name="gr4" draw:text-style-name="P5" draw:layer="layout" svg:width="5.618cm" svg:height="0.025cm" svg:x="8.028cm" svg:y="17.503cm" svg:viewBox="0 0 5619 26" draw:points="0,26 5619,26 5619,0 0,0">
          <text:p/>
        </draw:polygon>
        <draw:polygon draw:style-name="gr7" draw:text-style-name="P8" draw:layer="layout" svg:width="0.017cm" svg:height="1.499cm" svg:x="8.019cm" svg:y="16.029cm" svg:viewBox="0 0 18 1500" draw:points="0,1500 18,1500 18,0 0,0">
          <text:p/>
        </draw:polygon>
        <draw:polygon draw:style-name="gr4" draw:text-style-name="P5" draw:layer="layout" svg:width="5.618cm" svg:height="0.025cm" svg:x="13.646cm" svg:y="17.503cm" svg:viewBox="0 0 5619 26" draw:points="0,26 5619,26 5619,0 0,0">
          <text:p/>
        </draw:polygon>
        <draw:polygon draw:style-name="gr7" draw:text-style-name="P8" draw:layer="layout" svg:width="0.016cm" svg:height="1.499cm" svg:x="13.638cm" svg:y="16.029cm" svg:viewBox="0 0 17 1500" draw:points="0,1500 17,1500 17,0 0,0">
          <text:p/>
        </draw:polygon>
        <draw:polygon draw:style-name="gr7" draw:text-style-name="P8" draw:layer="layout" svg:width="0.017cm" svg:height="1.499cm" svg:x="19.256cm" svg:y="16.029cm" svg:viewBox="0 0 18 1500" draw:points="0,1500 18,1500 18,0 0,0">
          <text:p/>
        </draw:polygon>
        <draw:polygon draw:style-name="gr4" draw:text-style-name="P5" draw:layer="layout" svg:width="5.602cm" svg:height="0.229cm" svg:x="2.417cm" svg:y="17.545cm" svg:viewBox="0 0 5603 230" draw:points="0,230 5603,230 5603,0 0,0">
          <text:p/>
        </draw:polygon>
        <draw:polygon draw:style-name="gr4" draw:text-style-name="P5" draw:layer="layout" svg:width="0.123cm" svg:height="0.66cm" svg:x="2.417cm" svg:y="17.774cm" svg:viewBox="0 0 124 661" draw:points="0,661 124,661 124,0 0,0">
          <text:p/>
        </draw:polygon>
        <draw:polygon draw:style-name="gr4" draw:text-style-name="P5" draw:layer="layout" svg:width="0.203cm" svg:height="0.66cm" svg:x="7.816cm" svg:y="17.774cm" svg:viewBox="0 0 204 661" draw:points="0,661 204,661 204,0 0,0">
          <text:p/>
        </draw:polygon>
        <draw:polygon draw:style-name="gr4" draw:text-style-name="P5" draw:layer="layout" svg:width="5.602cm" svg:height="0.224cm" svg:x="2.417cm" svg:y="18.434cm" svg:viewBox="0 0 5603 225" draw:points="0,225 5603,225 5603,0 0,0">
          <text:p/>
        </draw:polygon>
        <draw:polygon draw:style-name="gr4" draw:text-style-name="P5" draw:layer="layout" svg:width="5.276cm" svg:height="0.66cm" svg:x="2.54cm" svg:y="17.774cm" svg:viewBox="0 0 5277 661" draw:points="0,661 5277,661 5277,0 0,0">
          <text:p/>
        </draw:polygon>
        <draw:frame draw:style-name="gr8" draw:text-style-name="P9" draw:layer="layout" svg:width="1.92cm" svg:height="0.39cm" svg:x="15.505cm" svg:y="16.847cm">
          <draw:text-box>
            <text:p text:style-name="P1"><text:span text:style-name="T6">components) </text:span></text:p>
          </draw:text-box>
        </draw:frame>
        <draw:polygon draw:style-name="gr4" draw:text-style-name="P5" draw:layer="layout" svg:width="5.602cm" svg:height="0.229cm" svg:x="8.036cm" svg:y="17.545cm" svg:viewBox="0 0 5603 230" draw:points="0,230 5603,230 5603,0 0,0">
          <text:p/>
        </draw:polygon>
        <draw:polygon draw:style-name="gr4" draw:text-style-name="P5" draw:layer="layout" svg:width="0.123cm" svg:height="0.66cm" svg:x="8.036cm" svg:y="17.774cm" svg:viewBox="0 0 124 661" draw:points="0,661 124,661 124,0 0,0">
          <text:p/>
        </draw:polygon>
        <draw:polygon draw:style-name="gr4" draw:text-style-name="P5" draw:layer="layout" svg:width="0.204cm" svg:height="0.66cm" svg:x="13.434cm" svg:y="17.774cm" svg:viewBox="0 0 205 661" draw:points="0,661 205,661 205,0 0,0">
          <text:p/>
        </draw:polygon>
        <draw:polygon draw:style-name="gr4" draw:text-style-name="P5" draw:layer="layout" svg:width="5.602cm" svg:height="0.224cm" svg:x="8.036cm" svg:y="18.434cm" svg:viewBox="0 0 5603 225" draw:points="0,225 5603,225 5603,0 0,0">
          <text:p/>
        </draw:polygon>
        <draw:polygon draw:style-name="gr4" draw:text-style-name="P5" draw:layer="layout" svg:width="5.275cm" svg:height="0.66cm" svg:x="8.159cm" svg:y="17.774cm" svg:viewBox="0 0 5276 661" draw:points="0,661 5276,661 5276,0 0,0">
          <text:p/>
        </draw:polygon>
        <draw:frame draw:style-name="gr8" draw:text-style-name="P9" draw:layer="layout" svg:width="4.405cm" svg:height="0.39cm" svg:x="3.032cm" svg:y="17.778cm">
          <draw:text-box>
            <text:p text:style-name="P1"><text:span text:style-name="T6">np.complex128 / np.complex_ </text:span></text:p>
          </draw:text-box>
        </draw:frame>
        <draw:polygon draw:style-name="gr4" draw:text-style-name="P5" draw:layer="layout" svg:width="5.602cm" svg:height="0.025cm" svg:x="13.654cm" svg:y="17.545cm" svg:viewBox="0 0 5603 26" draw:points="0,26 5603,26 5603,0 0,0">
          <text:p/>
        </draw:polygon>
        <draw:polygon draw:style-name="gr4" draw:text-style-name="P5" draw:layer="layout" svg:width="0.123cm" svg:height="1.063cm" svg:x="13.654cm" svg:y="17.57cm" svg:viewBox="0 0 124 1064" draw:points="0,1064 124,1064 124,0 0,0">
          <text:p/>
        </draw:polygon>
        <draw:polygon draw:style-name="gr4" draw:text-style-name="P5" draw:layer="layout" svg:width="0.203cm" svg:height="1.063cm" svg:x="19.053cm" svg:y="17.57cm" svg:viewBox="0 0 204 1064" draw:points="0,1064 204,1064 204,0 0,0">
          <text:p/>
        </draw:polygon>
        <draw:polygon draw:style-name="gr4" draw:text-style-name="P5" draw:layer="layout" svg:width="5.602cm" svg:height="0.025cm" svg:x="13.654cm" svg:y="18.633cm" svg:viewBox="0 0 5603 26" draw:points="0,26 5603,26 5603,0 0,0">
          <text:p/>
        </draw:polygon>
        <draw:polygon draw:style-name="gr4" draw:text-style-name="P5" draw:layer="layout" svg:width="5.276cm" svg:height="0.407cm" svg:x="13.777cm" svg:y="17.57cm" svg:viewBox="0 0 5277 408" draw:points="0,408 5277,408 5277,0 0,0">
          <text:p/>
        </draw:polygon>
        <draw:frame draw:style-name="gr8" draw:text-style-name="P9" draw:layer="layout" svg:width="2.364cm" svg:height="0.39cm" svg:x="9.662cm" svg:y="17.778cm">
          <draw:text-box>
            <text:p text:style-name="P1"><text:span text:style-name="T6">double complex </text:span></text:p>
          </draw:text-box>
        </draw:frame>
        <draw:polygon draw:style-name="gr4" draw:text-style-name="P5" draw:layer="layout" svg:width="5.276cm" svg:height="0.656cm" svg:x="13.777cm" svg:y="17.977cm" svg:viewBox="0 0 5277 657" draw:points="0,657 5277,657 5277,0 0,0">
          <text:p/>
        </draw:polygon>
        <draw:frame draw:style-name="gr8" draw:text-style-name="P9" draw:layer="layout" svg:width="5.141cm" svg:height="0.39cm" svg:x="13.892cm" svg:y="17.575cm">
          <draw:text-box>
            <text:p text:style-name="P1"><text:span text:style-name="T6">Note that this matches the precision </text:span></text:p>
          </draw:text-box>
        </draw:frame>
        <draw:polygon draw:style-name="gr7" draw:text-style-name="P8" draw:layer="layout" svg:width="0.017cm" svg:height="0.042cm" svg:x="2.4cm" svg:y="17.528cm" svg:viewBox="0 0 18 43" draw:points="0,43 18,43 18,0 0,0">
          <text:p/>
        </draw:polygon>
        <draw:polygon draw:style-name="gr7" draw:text-style-name="P8" draw:layer="layout" svg:width="5.602cm" svg:height="0.017cm" svg:x="2.417cm" svg:y="17.528cm" svg:viewBox="0 0 5603 18" draw:points="0,18 5603,18 5603,0 0,0">
          <text:p/>
        </draw:polygon>
        <draw:polygon draw:style-name="gr4" draw:text-style-name="P5" draw:layer="layout" svg:width="5.602cm" svg:height="0.025cm" svg:x="2.417cm" svg:y="17.545cm" svg:viewBox="0 0 5603 26" draw:points="0,26 5603,26 5603,0 0,0">
          <text:p/>
        </draw:polygon>
        <draw:polygon draw:style-name="gr7" draw:text-style-name="P8" draw:layer="layout" svg:width="0.017cm" svg:height="0.042cm" svg:x="8.019cm" svg:y="17.528cm" svg:viewBox="0 0 18 43" draw:points="0,43 18,43 18,0 0,0">
          <text:p/>
        </draw:polygon>
        <draw:polygon draw:style-name="gr7" draw:text-style-name="P8" draw:layer="layout" svg:width="5.602cm" svg:height="0.017cm" svg:x="8.036cm" svg:y="17.528cm" svg:viewBox="0 0 5603 18" draw:points="0,18 5603,18 5603,0 0,0">
          <text:p/>
        </draw:polygon>
        <draw:polygon draw:style-name="gr4" draw:text-style-name="P5" draw:layer="layout" svg:width="5.602cm" svg:height="0.025cm" svg:x="8.036cm" svg:y="17.545cm" svg:viewBox="0 0 5603 26" draw:points="0,26 5603,26 5603,0 0,0">
          <text:p/>
        </draw:polygon>
        <draw:polygon draw:style-name="gr7" draw:text-style-name="P8" draw:layer="layout" svg:width="0.016cm" svg:height="0.042cm" svg:x="13.638cm" svg:y="17.528cm" svg:viewBox="0 0 17 43" draw:points="0,43 17,43 17,0 0,0">
          <text:p/>
        </draw:polygon>
        <draw:polygon draw:style-name="gr7" draw:text-style-name="P8" draw:layer="layout" svg:width="5.602cm" svg:height="0.017cm" svg:x="13.654cm" svg:y="17.528cm" svg:viewBox="0 0 5603 18" draw:points="0,18 5603,18 5603,0 0,0">
          <text:p/>
        </draw:polygon>
        <draw:polygon draw:style-name="gr4" draw:text-style-name="P5" draw:layer="layout" svg:width="5.602cm" svg:height="0.025cm" svg:x="13.654cm" svg:y="17.545cm" svg:viewBox="0 0 5603 26" draw:points="0,26 5603,26 5603,0 0,0">
          <text:p/>
        </draw:polygon>
        <draw:polygon draw:style-name="gr7" draw:text-style-name="P8" draw:layer="layout" svg:width="0.017cm" svg:height="0.042cm" svg:x="19.256cm" svg:y="17.528cm" svg:viewBox="0 0 18 43" draw:points="0,43 18,43 18,0 0,0">
          <text:p/>
        </draw:polygon>
        <draw:polygon draw:style-name="gr4" draw:text-style-name="P5" draw:layer="layout" svg:width="5.62cm" svg:height="0.027cm" svg:x="2.408cm" svg:y="18.637cm" svg:viewBox="0 0 5621 28" draw:points="0,28 5621,28 5621,0 0,0">
          <text:p/>
        </draw:polygon>
        <draw:polygon draw:style-name="gr7" draw:text-style-name="P8" draw:layer="layout" svg:width="0.017cm" svg:height="1.093cm" svg:x="2.4cm" svg:y="17.57cm" svg:viewBox="0 0 18 1094" draw:points="0,1094 18,1094 18,0 0,0">
          <text:p/>
        </draw:polygon>
        <draw:polygon draw:style-name="gr7" draw:text-style-name="P8" draw:layer="layout" svg:width="0.017cm" svg:height="0.016cm" svg:x="2.4cm" svg:y="18.663cm" svg:viewBox="0 0 18 17" draw:points="0,17 18,17 18,0 0,0">
          <text:p/>
        </draw:polygon>
        <draw:polygon draw:style-name="gr7" draw:text-style-name="P8" draw:layer="layout" svg:width="0.017cm" svg:height="0.016cm" svg:x="2.4cm" svg:y="18.663cm" svg:viewBox="0 0 18 17" draw:points="0,17 18,17 18,0 0,0">
          <text:p/>
        </draw:polygon>
        <draw:polygon draw:style-name="gr7" draw:text-style-name="P8" draw:layer="layout" svg:width="5.602cm" svg:height="0.016cm" svg:x="2.417cm" svg:y="18.663cm" svg:viewBox="0 0 5603 17" draw:points="0,17 5603,17 5603,0 0,0">
          <text:p/>
        </draw:polygon>
        <draw:polygon draw:style-name="gr4" draw:text-style-name="P5" draw:layer="layout" svg:width="5.618cm" svg:height="0.027cm" svg:x="8.028cm" svg:y="18.637cm" svg:viewBox="0 0 5619 28" draw:points="0,28 5619,28 5619,0 0,0">
          <text:p/>
        </draw:polygon>
        <draw:polygon draw:style-name="gr7" draw:text-style-name="P8" draw:layer="layout" svg:width="0.017cm" svg:height="1.093cm" svg:x="8.019cm" svg:y="17.57cm" svg:viewBox="0 0 18 1094" draw:points="0,1094 18,1094 18,0 0,0">
          <text:p/>
        </draw:polygon>
        <draw:polygon draw:style-name="gr7" draw:text-style-name="P8" draw:layer="layout" svg:width="0.017cm" svg:height="0.016cm" svg:x="8.019cm" svg:y="18.663cm" svg:viewBox="0 0 18 17" draw:points="0,17 18,17 18,0 0,0">
          <text:p/>
        </draw:polygon>
        <draw:polygon draw:style-name="gr7" draw:text-style-name="P8" draw:layer="layout" svg:width="5.602cm" svg:height="0.016cm" svg:x="8.036cm" svg:y="18.663cm" svg:viewBox="0 0 5603 17" draw:points="0,17 5603,17 5603,0 0,0">
          <text:p/>
        </draw:polygon>
        <draw:polygon draw:style-name="gr4" draw:text-style-name="P5" draw:layer="layout" svg:width="5.618cm" svg:height="0.027cm" svg:x="13.646cm" svg:y="18.637cm" svg:viewBox="0 0 5619 28" draw:points="0,28 5619,28 5619,0 0,0">
          <text:p/>
        </draw:polygon>
        <draw:polygon draw:style-name="gr7" draw:text-style-name="P8" draw:layer="layout" svg:width="0.016cm" svg:height="1.093cm" svg:x="13.638cm" svg:y="17.57cm" svg:viewBox="0 0 17 1094" draw:points="0,1094 17,1094 17,0 0,0">
          <text:p/>
        </draw:polygon>
        <draw:polygon draw:style-name="gr7" draw:text-style-name="P8" draw:layer="layout" svg:width="0.016cm" svg:height="0.016cm" svg:x="13.638cm" svg:y="18.663cm" svg:viewBox="0 0 17 17" draw:points="0,17 17,17 17,0 0,0">
          <text:p/>
        </draw:polygon>
        <draw:polygon draw:style-name="gr7" draw:text-style-name="P8" draw:layer="layout" svg:width="5.602cm" svg:height="0.016cm" svg:x="13.654cm" svg:y="18.663cm" svg:viewBox="0 0 5603 17" draw:points="0,17 5603,17 5603,0 0,0">
          <text:p/>
        </draw:polygon>
        <draw:polygon draw:style-name="gr7" draw:text-style-name="P8" draw:layer="layout" svg:width="0.017cm" svg:height="1.093cm" svg:x="19.256cm" svg:y="17.57cm" svg:viewBox="0 0 18 1094" draw:points="0,1094 18,1094 18,0 0,0">
          <text:p/>
        </draw:polygon>
        <draw:polygon draw:style-name="gr7" draw:text-style-name="P8" draw:layer="layout" svg:width="0.017cm" svg:height="0.016cm" svg:x="19.256cm" svg:y="18.663cm" svg:viewBox="0 0 18 17" draw:points="0,17 18,17 18,0 0,0">
          <text:p/>
        </draw:polygon>
        <draw:polygon draw:style-name="gr7" draw:text-style-name="P8" draw:layer="layout" svg:width="0.017cm" svg:height="0.016cm" svg:x="19.256cm" svg:y="18.663cm" svg:viewBox="0 0 18 17" draw:points="0,17 18,17 18,0 0,0">
          <text:p/>
        </draw:polygon>
        <draw:frame draw:style-name="gr8" draw:text-style-name="P9" draw:layer="layout" svg:width="4.392cm" svg:height="0.39cm" svg:x="14.273cm" svg:y="17.982cm">
          <draw:text-box>
            <text:p text:style-name="P1"><text:span text:style-name="T6">of the builtin python complex. </text:span></text:p>
          </draw:text-box>
        </draw:frame>
        <draw:frame draw:style-name="gr5" draw:text-style-name="P6" draw:layer="layout" svg:width="0.562cm" svg:height="0.64cm" svg:x="2.541cm" svg:y="18.698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ourier New1" svg:font-family="'Courier New'"/>
    <style:font-face style:name="Times New Roman1" svg:font-family="'Times New Roman'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2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2T11:52:34.693139338</dc:date>
    <meta:editing-duration>PT1M12S</meta:editing-duration>
    <meta:editing-cycles>1</meta:editing-cycles>
    <meta:document-statistic meta:object-count="560"/>
    <meta:generator>LibreOffice/6.1.5.2$Linux_X86_64 LibreOffice_project/10$Build-2</meta:generator>
  </office:meta>
</office:document-meta>
</file>